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100.06mm" svg:y="28.62mm">
            <loext:p draw:notify-on-update-of-ranges="option_roi_result.B1:option_roi_result.B1 option_roi_result.B2:option_roi_result.B1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6.94mm" svg:y="122.13mm">
            <loext:p draw:notify-on-update-of-ranges="option_roi_result.D12:option_roi_result.D1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_HF</text:p>
          </table:table-cell>
          <table:table-cell office:value-type="string" calcext:value-type="string">
            <text:p>ROI_LF</text:p>
          </table:table-cell>
          <table:table-cell/>
        </table:table-row>
        <table:table-row table:style-name="ro1">
          <table:table-cell office:value-type="string" calcext:value-type="string">
            <text:p>2012/1/3</text:p>
          </table:table-cell>
          <table:table-cell table:number-columns-repeated="2" office:value-type="float" office:value="-3.14036" calcext:value-type="float">
            <text:p>-3.14036</text:p>
          </table:table-cell>
          <table:table-cell/>
        </table:table-row>
        <table:table-row table:style-name="ro1">
          <table:table-cell office:value-type="string" calcext:value-type="string">
            <text:p>2012/1/5</text:p>
          </table:table-cell>
          <table:table-cell table:number-columns-repeated="2" office:value-type="float" office:value="-6.28208" calcext:value-type="float">
            <text:p>-6.28208</text:p>
          </table:table-cell>
          <table:table-cell/>
        </table:table-row>
        <table:table-row table:style-name="ro1">
          <table:table-cell office:value-type="string" calcext:value-type="string">
            <text:p>2012/1/17</text:p>
          </table:table-cell>
          <table:table-cell table:number-columns-repeated="2" office:value-type="float" office:value="-9.42508" calcext:value-type="float">
            <text:p>-9.42508</text:p>
          </table:table-cell>
          <table:table-cell/>
        </table:table-row>
        <table:table-row table:style-name="ro1">
          <table:table-cell office:value-type="string" calcext:value-type="string">
            <text:p>2012/1/18</text:p>
          </table:table-cell>
          <table:table-cell table:number-columns-repeated="2" office:value-type="float" office:value="-12.5696" calcext:value-type="float">
            <text:p>-12.5696</text:p>
          </table:table-cell>
          <table:table-cell/>
        </table:table-row>
        <table:table-row table:style-name="ro1">
          <table:table-cell office:value-type="string" calcext:value-type="string">
            <text:p>2012/1/30</text:p>
          </table:table-cell>
          <table:table-cell table:number-columns-repeated="2" office:value-type="float" office:value="-15.71668" calcext:value-type="float">
            <text:p>-15.71668</text:p>
          </table:table-cell>
          <table:table-cell/>
        </table:table-row>
        <table:table-row table:style-name="ro1">
          <table:table-cell office:value-type="string" calcext:value-type="string">
            <text:p>2012/2/3</text:p>
          </table:table-cell>
          <table:table-cell table:number-columns-repeated="2" office:value-type="float" office:value="-18.86904" calcext:value-type="float">
            <text:p>-18.86904</text:p>
          </table:table-cell>
          <table:table-cell/>
        </table:table-row>
        <table:table-row table:style-name="ro1">
          <table:table-cell office:value-type="string" calcext:value-type="string">
            <text:p>2012/2/4</text:p>
          </table:table-cell>
          <table:table-cell table:number-columns-repeated="2" office:value-type="float" office:value="-22.0234" calcext:value-type="float">
            <text:p>-22.0234</text:p>
          </table:table-cell>
          <table:table-cell/>
        </table:table-row>
        <table:table-row table:style-name="ro1">
          <table:table-cell office:value-type="string" calcext:value-type="string">
            <text:p>2012/2/6</text:p>
          </table:table-cell>
          <table:table-cell table:number-columns-repeated="2" office:value-type="float" office:value="-25.17748" calcext:value-type="float">
            <text:p>-25.17748</text:p>
          </table:table-cell>
          <table:table-cell/>
        </table:table-row>
        <table:table-row table:style-name="ro1">
          <table:table-cell office:value-type="string" calcext:value-type="string">
            <text:p>2012/2/9</text:p>
          </table:table-cell>
          <table:table-cell table:number-columns-repeated="2" office:value-type="float" office:value="-28.33464" calcext:value-type="float">
            <text:p>-28.33464</text:p>
          </table:table-cell>
          <table:table-cell/>
        </table:table-row>
        <table:table-row table:style-name="ro1">
          <table:table-cell office:value-type="string" calcext:value-type="string">
            <text:p>2012/2/10</text:p>
          </table:table-cell>
          <table:table-cell table:number-columns-repeated="2" office:value-type="float" office:value="-31.49212" calcext:value-type="float">
            <text:p>-31.49212</text:p>
          </table:table-cell>
          <table:table-cell/>
        </table:table-row>
        <table:table-row table:style-name="ro1">
          <table:table-cell office:value-type="string" calcext:value-type="string">
            <text:p>2012/2/13</text:p>
          </table:table-cell>
          <table:table-cell table:number-columns-repeated="2" office:value-type="float" office:value="-34.64966" calcext:value-type="float">
            <text:p>-34.64966</text:p>
          </table:table-cell>
          <table:table-cell table:formula="of:=SUM([.B2:.B11])/10" office:value-type="float" office:value="-17.303048" calcext:value-type="float">
            <text:p>-17.303048</text:p>
          </table:table-cell>
        </table:table-row>
        <table:table-row table:style-name="ro1">
          <table:table-cell office:value-type="string" calcext:value-type="string">
            <text:p>2012/2/14</text:p>
          </table:table-cell>
          <table:table-cell table:number-columns-repeated="2" office:value-type="float" office:value="-37.80772" calcext:value-type="float">
            <text:p>-37.80772</text:p>
          </table:table-cell>
          <table:table-cell table:formula="of:=SUM([.B3:.B12])/10" office:value-type="float" office:value="-20.453978" calcext:value-type="float">
            <text:p>-20.453978</text:p>
          </table:table-cell>
        </table:table-row>
        <table:table-row table:style-name="ro1">
          <table:table-cell office:value-type="string" calcext:value-type="string">
            <text:p>2012/2/15</text:p>
          </table:table-cell>
          <table:table-cell office:value-type="float" office:value="41.0322" calcext:value-type="float">
            <text:p>41.0322</text:p>
          </table:table-cell>
          <table:table-cell office:value-type="float" office:value="-40.96616" calcext:value-type="float">
            <text:p>-40.96616</text:p>
          </table:table-cell>
          <table:table-cell table:formula="of:=SUM([.B4:.B13])/10" office:value-type="float" office:value="-23.606542" calcext:value-type="float">
            <text:p>-23.606542</text:p>
          </table:table-cell>
        </table:table-row>
        <table:table-row table:style-name="ro1">
          <table:table-cell office:value-type="string" calcext:value-type="string">
            <text:p>2012/2/17</text:p>
          </table:table-cell>
          <table:table-cell office:value-type="float" office:value="37.87252" calcext:value-type="float">
            <text:p>37.87252</text:p>
          </table:table-cell>
          <table:table-cell office:value-type="float" office:value="37.8758" calcext:value-type="float">
            <text:p>37.8758</text:p>
          </table:table-cell>
          <table:table-cell table:formula="of:=SUM([.B5:.B14])/10" office:value-type="float" office:value="-18.560814" calcext:value-type="float">
            <text:p>-18.560814</text:p>
          </table:table-cell>
        </table:table-row>
        <table:table-row table:style-name="ro1">
          <table:table-cell office:value-type="string" calcext:value-type="string">
            <text:p>2012/2/21</text:p>
          </table:table-cell>
          <table:table-cell office:value-type="float" office:value="34.7134" calcext:value-type="float">
            <text:p>34.7134</text:p>
          </table:table-cell>
          <table:table-cell office:value-type="float" office:value="116.71832" calcext:value-type="float">
            <text:p>116.71832</text:p>
          </table:table-cell>
          <table:table-cell table:formula="of:=SUM([.B6:.B15])/10" office:value-type="float" office:value="-13.516602" calcext:value-type="float">
            <text:p>-13.516602</text:p>
          </table:table-cell>
        </table:table-row>
        <table:table-row table:style-name="ro1">
          <table:table-cell office:value-type="string" calcext:value-type="string">
            <text:p>2012/2/22</text:p>
          </table:table-cell>
          <table:table-cell office:value-type="float" office:value="31.555" calcext:value-type="float">
            <text:p>31.555</text:p>
          </table:table-cell>
          <table:table-cell office:value-type="float" office:value="113.55992" calcext:value-type="float">
            <text:p>113.55992</text:p>
          </table:table-cell>
          <table:table-cell table:formula="of:=SUM([.B7:.B16])/10" office:value-type="float" office:value="-8.473594" calcext:value-type="float">
            <text:p>-8.473594</text:p>
          </table:table-cell>
        </table:table-row>
        <table:table-row table:style-name="ro1">
          <table:table-cell office:value-type="string" calcext:value-type="string">
            <text:p>2012/2/24</text:p>
          </table:table-cell>
          <table:table-cell office:value-type="float" office:value="28.39606" calcext:value-type="float">
            <text:p>28.39606</text:p>
          </table:table-cell>
          <table:table-cell office:value-type="float" office:value="110.40098" calcext:value-type="float">
            <text:p>110.40098</text:p>
          </table:table-cell>
          <table:table-cell table:formula="of:=SUM([.B8:.B17])/10" office:value-type="float" office:value="-3.43119" calcext:value-type="float">
            <text:p>-3.43119</text:p>
          </table:table-cell>
        </table:table-row>
        <table:table-row table:style-name="ro1">
          <table:table-cell office:value-type="string" calcext:value-type="string">
            <text:p>2012/2/29</text:p>
          </table:table-cell>
          <table:table-cell office:value-type="float" office:value="25.2359" calcext:value-type="float">
            <text:p>25.2359</text:p>
          </table:table-cell>
          <table:table-cell office:value-type="float" office:value="107.24082" calcext:value-type="float">
            <text:p>107.24082</text:p>
          </table:table-cell>
          <table:table-cell table:formula="of:=SUM([.B9:.B18])/10" office:value-type="float" office:value="1.610756" calcext:value-type="float">
            <text:p>1.610756</text:p>
          </table:table-cell>
        </table:table-row>
        <table:table-row table:style-name="ro1">
          <table:table-cell office:value-type="string" calcext:value-type="string">
            <text:p>2012/3/2</text:p>
          </table:table-cell>
          <table:table-cell office:value-type="float" office:value="22.07226" calcext:value-type="float">
            <text:p>22.07226</text:p>
          </table:table-cell>
          <table:table-cell office:value-type="float" office:value="104.07718" calcext:value-type="float">
            <text:p>104.07718</text:p>
          </table:table-cell>
          <table:table-cell table:formula="of:=SUM([.B10:.B19])/10" office:value-type="float" office:value="6.652094" calcext:value-type="float">
            <text:p>6.652094</text:p>
          </table:table-cell>
        </table:table-row>
        <table:table-row table:style-name="ro1">
          <table:table-cell office:value-type="string" calcext:value-type="string">
            <text:p>2012/3/5</text:p>
          </table:table-cell>
          <table:table-cell office:value-type="float" office:value="18.9102" calcext:value-type="float">
            <text:p>18.9102</text:p>
          </table:table-cell>
          <table:table-cell office:value-type="float" office:value="182.91676" calcext:value-type="float">
            <text:p>182.91676</text:p>
          </table:table-cell>
          <table:table-cell table:formula="of:=SUM([.B11:.B20])/10" office:value-type="float" office:value="11.692784" calcext:value-type="float">
            <text:p>11.692784</text:p>
          </table:table-cell>
        </table:table-row>
        <table:table-row table:style-name="ro1">
          <table:table-cell office:value-type="string" calcext:value-type="string">
            <text:p>2012/3/6</text:p>
          </table:table-cell>
          <table:table-cell office:value-type="float" office:value="15.74976" calcext:value-type="float">
            <text:p>15.74976</text:p>
          </table:table-cell>
          <table:table-cell office:value-type="float" office:value="261.75796" calcext:value-type="float">
            <text:p>261.75796</text:p>
          </table:table-cell>
          <table:table-cell table:formula="of:=SUM([.B12:.B21])/10" office:value-type="float" office:value="16.733016" calcext:value-type="float">
            <text:p>16.733016</text:p>
          </table:table-cell>
        </table:table-row>
        <table:table-row table:style-name="ro1">
          <table:table-cell office:value-type="string" calcext:value-type="string">
            <text:p>2012/3/7</text:p>
          </table:table-cell>
          <table:table-cell office:value-type="float" office:value="12.59272" calcext:value-type="float">
            <text:p>12.59272</text:p>
          </table:table-cell>
          <table:table-cell office:value-type="float" office:value="258.60092" calcext:value-type="float">
            <text:p>258.60092</text:p>
          </table:table-cell>
          <table:table-cell table:formula="of:=SUM([.B13:.B22])/10" office:value-type="float" office:value="21.772958" calcext:value-type="float">
            <text:p>21.772958</text:p>
          </table:table-cell>
        </table:table-row>
        <table:table-row table:style-name="ro1">
          <table:table-cell office:value-type="string" calcext:value-type="string">
            <text:p>2012/3/8</text:p>
          </table:table-cell>
          <table:table-cell office:value-type="float" office:value="9.43392" calcext:value-type="float">
            <text:p>9.43392</text:p>
          </table:table-cell>
          <table:table-cell office:value-type="float" office:value="255.44212" calcext:value-type="float">
            <text:p>255.44212</text:p>
          </table:table-cell>
          <table:table-cell table:formula="of:=SUM([.B14:.B23])/10" office:value-type="float" office:value="26.813002" calcext:value-type="float">
            <text:p>26.813002</text:p>
          </table:table-cell>
        </table:table-row>
        <table:table-row table:style-name="ro1">
          <table:table-cell office:value-type="string" calcext:value-type="string">
            <text:p>2012/3/9</text:p>
          </table:table-cell>
          <table:table-cell office:value-type="float" office:value="6.27408" calcext:value-type="float">
            <text:p>6.27408</text:p>
          </table:table-cell>
          <table:table-cell office:value-type="float" office:value="252.28228" calcext:value-type="float">
            <text:p>252.28228</text:p>
          </table:table-cell>
          <table:table-cell table:formula="of:=SUM([.B15:.B24])/10" office:value-type="float" office:value="23.653174" calcext:value-type="float">
            <text:p>23.653174</text:p>
          </table:table-cell>
        </table:table-row>
        <table:table-row table:style-name="ro1">
          <table:table-cell office:value-type="string" calcext:value-type="string">
            <text:p>2012/3/12</text:p>
          </table:table-cell>
          <table:table-cell office:value-type="float" office:value="3.11416" calcext:value-type="float">
            <text:p>3.11416</text:p>
          </table:table-cell>
          <table:table-cell office:value-type="float" office:value="249.12236" calcext:value-type="float">
            <text:p>249.12236</text:p>
          </table:table-cell>
          <table:table-cell table:formula="of:=SUM([.B16:.B25])/10" office:value-type="float" office:value="20.49333" calcext:value-type="float">
            <text:p>20.49333</text:p>
          </table:table-cell>
        </table:table-row>
        <table:table-row table:style-name="ro1">
          <table:table-cell office:value-type="string" calcext:value-type="string">
            <text:p>2012/3/13</text:p>
          </table:table-cell>
          <table:table-cell office:value-type="float" office:value="-0.04522" calcext:value-type="float">
            <text:p>-0.04522</text:p>
          </table:table-cell>
          <table:table-cell office:value-type="float" office:value="245.96298" calcext:value-type="float">
            <text:p>245.96298</text:p>
          </table:table-cell>
          <table:table-cell table:formula="of:=SUM([.B17:.B26])/10" office:value-type="float" office:value="17.333406" calcext:value-type="float">
            <text:p>17.333406</text:p>
          </table:table-cell>
        </table:table-row>
        <table:table-row table:style-name="ro1">
          <table:table-cell office:value-type="string" calcext:value-type="string">
            <text:p>2012/3/14</text:p>
          </table:table-cell>
          <table:table-cell office:value-type="float" office:value="-3.20826" calcext:value-type="float">
            <text:p>-3.20826</text:p>
          </table:table-cell>
          <table:table-cell office:value-type="float" office:value="242.79994" calcext:value-type="float">
            <text:p>242.79994</text:p>
          </table:table-cell>
          <table:table-cell table:formula="of:=SUM([.B18:.B27])/10" office:value-type="float" office:value="14.173384" calcext:value-type="float">
            <text:p>14.173384</text:p>
          </table:table-cell>
        </table:table-row>
        <table:table-row table:style-name="ro1">
          <table:table-cell office:value-type="string" calcext:value-type="string">
            <text:p>2012/3/16</text:p>
          </table:table-cell>
          <table:table-cell office:value-type="float" office:value="-6.3709" calcext:value-type="float">
            <text:p>-6.3709</text:p>
          </table:table-cell>
          <table:table-cell office:value-type="float" office:value="239.6373" calcext:value-type="float">
            <text:p>239.6373</text:p>
          </table:table-cell>
          <table:table-cell table:formula="of:=SUM([.B19:.B28])/10" office:value-type="float" office:value="11.012952" calcext:value-type="float">
            <text:p>11.012952</text:p>
          </table:table-cell>
        </table:table-row>
        <table:table-row table:style-name="ro1">
          <table:table-cell office:value-type="string" calcext:value-type="string">
            <text:p>2012/3/19</text:p>
          </table:table-cell>
          <table:table-cell office:value-type="float" office:value="-9.5332" calcext:value-type="float">
            <text:p>-9.5332</text:p>
          </table:table-cell>
          <table:table-cell office:value-type="float" office:value="318.47664" calcext:value-type="float">
            <text:p>318.47664</text:p>
          </table:table-cell>
          <table:table-cell table:formula="of:=SUM([.B20:.B29])/10" office:value-type="float" office:value="7.852272" calcext:value-type="float">
            <text:p>7.852272</text:p>
          </table:table-cell>
        </table:table-row>
        <table:table-row table:style-name="ro1">
          <table:table-cell office:value-type="string" calcext:value-type="string">
            <text:p>2012/3/21</text:p>
          </table:table-cell>
          <table:table-cell office:value-type="float" office:value="-12.69248" calcext:value-type="float">
            <text:p>-12.69248</text:p>
          </table:table-cell>
          <table:table-cell office:value-type="float" office:value="315.31736" calcext:value-type="float">
            <text:p>315.31736</text:p>
          </table:table-cell>
          <table:table-cell table:formula="of:=SUM([.B21:.B30])/10" office:value-type="float" office:value="4.691726" calcext:value-type="float">
            <text:p>4.691726</text:p>
          </table:table-cell>
        </table:table-row>
        <table:table-row table:style-name="ro1">
          <table:table-cell office:value-type="string" calcext:value-type="string">
            <text:p>2012/3/22</text:p>
          </table:table-cell>
          <table:table-cell office:value-type="float" office:value="-15.8527" calcext:value-type="float">
            <text:p>-15.8527</text:p>
          </table:table-cell>
          <table:table-cell office:value-type="float" office:value="312.15714" calcext:value-type="float">
            <text:p>312.15714</text:p>
          </table:table-cell>
          <table:table-cell table:formula="of:=SUM([.B22:.B31])/10" office:value-type="float" office:value="1.531458" calcext:value-type="float">
            <text:p>1.531458</text:p>
          </table:table-cell>
        </table:table-row>
        <table:table-row table:style-name="ro1">
          <table:table-cell office:value-type="string" calcext:value-type="string">
            <text:p>2012/3/23</text:p>
          </table:table-cell>
          <table:table-cell office:value-type="float" office:value="-19.01468" calcext:value-type="float">
            <text:p>-19.01468</text:p>
          </table:table-cell>
          <table:table-cell office:value-type="float" office:value="308.99516" calcext:value-type="float">
            <text:p>308.99516</text:p>
          </table:table-cell>
          <table:table-cell table:formula="of:=SUM([.B23:.B32])/10" office:value-type="float" office:value="-1.628788" calcext:value-type="float">
            <text:p>-1.628788</text:p>
          </table:table-cell>
        </table:table-row>
        <table:table-row table:style-name="ro1">
          <table:table-cell office:value-type="string" calcext:value-type="string">
            <text:p>2012/3/26</text:p>
          </table:table-cell>
          <table:table-cell office:value-type="float" office:value="-22.17626" calcext:value-type="float">
            <text:p>-22.17626</text:p>
          </table:table-cell>
          <table:table-cell office:value-type="float" office:value="305.83358" calcext:value-type="float">
            <text:p>305.83358</text:p>
          </table:table-cell>
          <table:table-cell table:formula="of:=SUM([.B24:.B33])/10" office:value-type="float" office:value="-4.789528" calcext:value-type="float">
            <text:p>-4.789528</text:p>
          </table:table-cell>
        </table:table-row>
        <table:table-row table:style-name="ro1">
          <table:table-cell office:value-type="string" calcext:value-type="string">
            <text:p>2012/3/27</text:p>
          </table:table-cell>
          <table:table-cell office:value-type="float" office:value="-25.3363" calcext:value-type="float">
            <text:p>-25.3363</text:p>
          </table:table-cell>
          <table:table-cell office:value-type="float" office:value="302.67354" calcext:value-type="float">
            <text:p>302.67354</text:p>
          </table:table-cell>
          <table:table-cell table:formula="of:=SUM([.B25:.B34])/10" office:value-type="float" office:value="-7.950546" calcext:value-type="float">
            <text:p>-7.950546</text:p>
          </table:table-cell>
        </table:table-row>
        <table:table-row table:style-name="ro1">
          <table:table-cell office:value-type="string" calcext:value-type="string">
            <text:p>2012/3/28</text:p>
          </table:table-cell>
          <table:table-cell office:value-type="float" office:value="-28.49656" calcext:value-type="float">
            <text:p>-28.49656</text:p>
          </table:table-cell>
          <table:table-cell office:value-type="float" office:value="299.51328" calcext:value-type="float">
            <text:p>299.51328</text:p>
          </table:table-cell>
          <table:table-cell table:formula="of:=SUM([.B26:.B35])/10" office:value-type="float" office:value="-11.111584" calcext:value-type="float">
            <text:p>-11.111584</text:p>
          </table:table-cell>
        </table:table-row>
        <table:table-row table:style-name="ro1">
          <table:table-cell office:value-type="string" calcext:value-type="string">
            <text:p>2012/3/30</text:p>
          </table:table-cell>
          <table:table-cell office:value-type="float" office:value="50.34564" calcext:value-type="float">
            <text:p>50.34564</text:p>
          </table:table-cell>
          <table:table-cell office:value-type="float" office:value="296.35712" calcext:value-type="float">
            <text:p>296.35712</text:p>
          </table:table-cell>
          <table:table-cell table:formula="of:=SUM([.B27:.B36])/10" office:value-type="float" office:value="-14.272656" calcext:value-type="float">
            <text:p>-14.272656</text:p>
          </table:table-cell>
        </table:table-row>
        <table:table-row table:style-name="ro1">
          <table:table-cell office:value-type="string" calcext:value-type="string">
            <text:p>2012/4/2</text:p>
          </table:table-cell>
          <table:table-cell office:value-type="float" office:value="47.18792" calcext:value-type="float">
            <text:p>47.18792</text:p>
          </table:table-cell>
          <table:table-cell office:value-type="float" office:value="293.1994" calcext:value-type="float">
            <text:p>293.1994</text:p>
          </table:table-cell>
          <table:table-cell table:formula="of:=SUM([.B28:.B37])/10" office:value-type="float" office:value="-9.23357" calcext:value-type="float">
            <text:p>-9.23357</text:p>
          </table:table-cell>
        </table:table-row>
        <table:table-row table:style-name="ro1">
          <table:table-cell office:value-type="string" calcext:value-type="string">
            <text:p>2012/4/3</text:p>
          </table:table-cell>
          <table:table-cell office:value-type="float" office:value="44.0301" calcext:value-type="float">
            <text:p>44.0301</text:p>
          </table:table-cell>
          <table:table-cell office:value-type="float" office:value="372.04322" calcext:value-type="float">
            <text:p>372.04322</text:p>
          </table:table-cell>
          <table:table-cell table:formula="of:=SUM([.B29:.B38])/10" office:value-type="float" office:value="-4.193952" calcext:value-type="float">
            <text:p>-4.193952</text:p>
          </table:table-cell>
        </table:table-row>
        <table:table-row table:style-name="ro1">
          <table:table-cell office:value-type="string" calcext:value-type="string">
            <text:p>2012/4/5</text:p>
          </table:table-cell>
          <table:table-cell office:value-type="float" office:value="40.87712" calcext:value-type="float">
            <text:p>40.87712</text:p>
          </table:table-cell>
          <table:table-cell office:value-type="float" office:value="368.89024" calcext:value-type="float">
            <text:p>368.89024</text:p>
          </table:table-cell>
          <table:table-cell table:formula="of:=SUM([.B30:.B39])/10" office:value-type="float" office:value="0.846148" calcext:value-type="float">
            <text:p>0.846148</text:p>
          </table:table-cell>
        </table:table-row>
        <table:table-row table:style-name="ro1">
          <table:table-cell office:value-type="string" calcext:value-type="string">
            <text:p>2012/4/6</text:p>
          </table:table-cell>
          <table:table-cell office:value-type="float" office:value="37.72436" calcext:value-type="float">
            <text:p>37.72436</text:p>
          </table:table-cell>
          <table:table-cell office:value-type="float" office:value="365.73748" calcext:value-type="float">
            <text:p>365.73748</text:p>
          </table:table-cell>
          <table:table-cell table:formula="of:=SUM([.B31:.B40])/10" office:value-type="float" office:value="5.88718" calcext:value-type="float">
            <text:p>5.88718</text:p>
          </table:table-cell>
        </table:table-row>
        <table:table-row table:style-name="ro1">
          <table:table-cell office:value-type="string" calcext:value-type="string">
            <text:p>2012/4/9</text:p>
          </table:table-cell>
          <table:table-cell office:value-type="float" office:value="34.57296" calcext:value-type="float">
            <text:p>34.57296</text:p>
          </table:table-cell>
          <table:table-cell office:value-type="float" office:value="362.58608" calcext:value-type="float">
            <text:p>362.58608</text:p>
          </table:table-cell>
          <table:table-cell table:formula="of:=SUM([.B32:.B41])/10" office:value-type="float" office:value="10.928864" calcext:value-type="float">
            <text:p>10.928864</text:p>
          </table:table-cell>
        </table:table-row>
        <table:table-row table:style-name="ro1">
          <table:table-cell office:value-type="string" calcext:value-type="string">
            <text:p>2012/4/10</text:p>
          </table:table-cell>
          <table:table-cell office:value-type="float" office:value="31.42034" calcext:value-type="float">
            <text:p>31.42034</text:p>
          </table:table-cell>
          <table:table-cell office:value-type="float" office:value="359.43346" calcext:value-type="float">
            <text:p>359.43346</text:p>
          </table:table-cell>
          <table:table-cell table:formula="of:=SUM([.B33:.B42])/10" office:value-type="float" office:value="15.97143" calcext:value-type="float">
            <text:p>15.97143</text:p>
          </table:table-cell>
        </table:table-row>
        <table:table-row table:style-name="ro1">
          <table:table-cell office:value-type="string" calcext:value-type="string">
            <text:p>2012/4/11</text:p>
          </table:table-cell>
          <table:table-cell office:value-type="float" office:value="110.26852" calcext:value-type="float">
            <text:p>110.26852</text:p>
          </table:table-cell>
          <table:table-cell office:value-type="float" office:value="356.28328" calcext:value-type="float">
            <text:p>356.28328</text:p>
          </table:table-cell>
          <table:table-cell table:formula="of:=SUM([.B34:.B43])/10" office:value-type="float" office:value="21.014932" calcext:value-type="float">
            <text:p>21.014932</text:p>
          </table:table-cell>
        </table:table-row>
        <table:table-row table:style-name="ro1">
          <table:table-cell office:value-type="string" calcext:value-type="string">
            <text:p>2012/4/12</text:p>
          </table:table-cell>
          <table:table-cell office:value-type="float" office:value="107.11636" calcext:value-type="float">
            <text:p>107.11636</text:p>
          </table:table-cell>
          <table:table-cell office:value-type="float" office:value="353.13112" calcext:value-type="float">
            <text:p>353.13112</text:p>
          </table:table-cell>
          <table:table-cell table:formula="of:=SUM([.B35:.B44])/10" office:value-type="float" office:value="34.25941" calcext:value-type="float">
            <text:p>34.25941</text:p>
          </table:table-cell>
        </table:table-row>
        <table:table-row table:style-name="ro1">
          <table:table-cell office:value-type="string" calcext:value-type="string">
            <text:p>2012/4/13</text:p>
          </table:table-cell>
          <table:table-cell office:value-type="float" office:value="103.96238" calcext:value-type="float">
            <text:p>103.96238</text:p>
          </table:table-cell>
          <table:table-cell office:value-type="float" office:value="349.97714" calcext:value-type="float">
            <text:p>349.97714</text:p>
          </table:table-cell>
          <table:table-cell table:formula="of:=SUM([.B36:.B45])/10" office:value-type="float" office:value="47.504676" calcext:value-type="float">
            <text:p>47.504676</text:p>
          </table:table-cell>
        </table:table-row>
        <table:table-row table:style-name="ro1">
          <table:table-cell office:value-type="string" calcext:value-type="string">
            <text:p>2012/4/17</text:p>
          </table:table-cell>
          <table:table-cell office:value-type="float" office:value="100.80826" calcext:value-type="float">
            <text:p>100.80826</text:p>
          </table:table-cell>
          <table:table-cell office:value-type="float" office:value="346.82302" calcext:value-type="float">
            <text:p>346.82302</text:p>
          </table:table-cell>
          <table:table-cell table:formula="of:=SUM([.B37:.B46])/10" office:value-type="float" office:value="60.75057" calcext:value-type="float">
            <text:p>60.75057</text:p>
          </table:table-cell>
        </table:table-row>
        <table:table-row table:style-name="ro1">
          <table:table-cell office:value-type="string" calcext:value-type="string">
            <text:p>2012/4/18</text:p>
          </table:table-cell>
          <table:table-cell office:value-type="float" office:value="97.6545" calcext:value-type="float">
            <text:p>97.6545</text:p>
          </table:table-cell>
          <table:table-cell office:value-type="float" office:value="343.66926" calcext:value-type="float">
            <text:p>343.66926</text:p>
          </table:table-cell>
          <table:table-cell table:formula="of:=SUM([.B38:.B47])/10" office:value-type="float" office:value="65.796832" calcext:value-type="float">
            <text:p>65.796832</text:p>
          </table:table-cell>
        </table:table-row>
        <table:table-row table:style-name="ro1">
          <table:table-cell office:value-type="string" calcext:value-type="string">
            <text:p>2012/4/19</text:p>
          </table:table-cell>
          <table:table-cell office:value-type="float" office:value="94.50272" calcext:value-type="float">
            <text:p>94.50272</text:p>
          </table:table-cell>
          <table:table-cell office:value-type="float" office:value="340.51748" calcext:value-type="float">
            <text:p>340.51748</text:p>
          </table:table-cell>
          <table:table-cell table:formula="of:=SUM([.B39:.B48])/10" office:value-type="float" office:value="70.84349" calcext:value-type="float">
            <text:p>70.84349</text:p>
          </table:table-cell>
        </table:table-row>
        <table:table-row table:style-name="ro1">
          <table:table-cell office:value-type="string" calcext:value-type="string">
            <text:p>2012/4/20</text:p>
          </table:table-cell>
          <table:table-cell office:value-type="float" office:value="91.35114" calcext:value-type="float">
            <text:p>91.35114</text:p>
          </table:table-cell>
          <table:table-cell office:value-type="float" office:value="337.3659" calcext:value-type="float">
            <text:p>337.3659</text:p>
          </table:table-cell>
          <table:table-cell table:formula="of:=SUM([.B40:.B49])/10" office:value-type="float" office:value="75.890752" calcext:value-type="float">
            <text:p>75.890752</text:p>
          </table:table-cell>
        </table:table-row>
        <table:table-row table:style-name="ro1">
          <table:table-cell office:value-type="string" calcext:value-type="string">
            <text:p>2012/4/23</text:p>
          </table:table-cell>
          <table:table-cell office:value-type="float" office:value="88.2012" calcext:value-type="float">
            <text:p>88.2012</text:p>
          </table:table-cell>
          <table:table-cell office:value-type="float" office:value="334.21596" calcext:value-type="float">
            <text:p>334.21596</text:p>
          </table:table-cell>
          <table:table-cell table:formula="of:=SUM([.B41:.B50])/10" office:value-type="float" office:value="80.938154" calcext:value-type="float">
            <text:p>80.938154</text:p>
          </table:table-cell>
        </table:table-row>
        <table:table-row table:style-name="ro1">
          <table:table-cell office:value-type="string" calcext:value-type="string">
            <text:p>2012/4/24</text:p>
          </table:table-cell>
          <table:table-cell office:value-type="float" office:value="167.05058" calcext:value-type="float">
            <text:p>167.05058</text:p>
          </table:table-cell>
          <table:table-cell office:value-type="float" office:value="331.06698" calcext:value-type="float">
            <text:p>331.06698</text:p>
          </table:table-cell>
          <table:table-cell table:formula="of:=SUM([.B42:.B51])/10" office:value-type="float" office:value="85.985838" calcext:value-type="float">
            <text:p>85.985838</text:p>
          </table:table-cell>
        </table:table-row>
        <table:table-row table:style-name="ro1">
          <table:table-cell office:value-type="string" calcext:value-type="string">
            <text:p>2012/4/25</text:p>
          </table:table-cell>
          <table:table-cell office:value-type="float" office:value="163.89974" calcext:value-type="float">
            <text:p>163.89974</text:p>
          </table:table-cell>
          <table:table-cell office:value-type="float" office:value="327.91614" calcext:value-type="float">
            <text:p>327.91614</text:p>
          </table:table-cell>
          <table:table-cell table:formula="of:=SUM([.B43:.B52])/10" office:value-type="float" office:value="99.2336" calcext:value-type="float">
            <text:p>99.2336</text:p>
          </table:table-cell>
        </table:table-row>
        <table:table-row table:style-name="ro1">
          <table:table-cell office:value-type="string" calcext:value-type="string">
            <text:p>2012/4/26</text:p>
          </table:table-cell>
          <table:table-cell office:value-type="float" office:value="160.74824" calcext:value-type="float">
            <text:p>160.74824</text:p>
          </table:table-cell>
          <table:table-cell office:value-type="float" office:value="324.76464" calcext:value-type="float">
            <text:p>324.76464</text:p>
          </table:table-cell>
          <table:table-cell table:formula="of:=SUM([.B44:.B53])/10" office:value-type="float" office:value="112.48154" calcext:value-type="float">
            <text:p>112.48154</text:p>
          </table:table-cell>
        </table:table-row>
        <table:table-row table:style-name="ro1">
          <table:table-cell office:value-type="string" calcext:value-type="string">
            <text:p>2012/4/27</text:p>
          </table:table-cell>
          <table:table-cell office:value-type="float" office:value="157.59736" calcext:value-type="float">
            <text:p>157.59736</text:p>
          </table:table-cell>
          <table:table-cell office:value-type="float" office:value="321.61376" calcext:value-type="float">
            <text:p>321.61376</text:p>
          </table:table-cell>
          <table:table-cell table:formula="of:=SUM([.B45:.B54])/10" office:value-type="float" office:value="117.529512" calcext:value-type="float">
            <text:p>117.529512</text:p>
          </table:table-cell>
        </table:table-row>
        <table:table-row table:style-name="ro1">
          <table:table-cell office:value-type="string" calcext:value-type="string">
            <text:p>2012/4/30</text:p>
          </table:table-cell>
          <table:table-cell office:value-type="float" office:value="154.44852" calcext:value-type="float">
            <text:p>154.44852</text:p>
          </table:table-cell>
          <table:table-cell office:value-type="float" office:value="318.46492" calcext:value-type="float">
            <text:p>318.46492</text:p>
          </table:table-cell>
          <table:table-cell table:formula="of:=SUM([.B46:.B55])/10" office:value-type="float" office:value="122.577612" calcext:value-type="float">
            <text:p>122.577612</text:p>
          </table:table-cell>
        </table:table-row>
        <table:table-row table:style-name="ro1">
          <table:table-cell office:value-type="string" calcext:value-type="string">
            <text:p>2012/5/2</text:p>
          </table:table-cell>
          <table:table-cell office:value-type="float" office:value="233.297" calcext:value-type="float">
            <text:p>233.297</text:p>
          </table:table-cell>
          <table:table-cell office:value-type="float" office:value="315.31504" calcext:value-type="float">
            <text:p>315.31504</text:p>
          </table:table-cell>
          <table:table-cell table:formula="of:=SUM([.B47:.B56])/10" office:value-type="float" office:value="127.626226" calcext:value-type="float">
            <text:p>127.626226</text:p>
          </table:table-cell>
        </table:table-row>
        <table:table-row table:style-name="ro1">
          <table:table-cell office:value-type="string" calcext:value-type="string">
            <text:p>2012/5/8</text:p>
          </table:table-cell>
          <table:table-cell office:value-type="float" office:value="230.14664" calcext:value-type="float">
            <text:p>230.14664</text:p>
          </table:table-cell>
          <table:table-cell office:value-type="float" office:value="312.16468" calcext:value-type="float">
            <text:p>312.16468</text:p>
          </table:table-cell>
          <table:table-cell table:formula="of:=SUM([.B48:.B57])/10" office:value-type="float" office:value="140.8751" calcext:value-type="float">
            <text:p>140.8751</text:p>
          </table:table-cell>
        </table:table-row>
        <table:table-row table:style-name="ro1">
          <table:table-cell office:value-type="string" calcext:value-type="string">
            <text:p>2012/5/9</text:p>
          </table:table-cell>
          <table:table-cell office:value-type="float" office:value="226.99732" calcext:value-type="float">
            <text:p>226.99732</text:p>
          </table:table-cell>
          <table:table-cell office:value-type="float" office:value="309.01536" calcext:value-type="float">
            <text:p>309.01536</text:p>
          </table:table-cell>
          <table:table-cell table:formula="of:=SUM([.B49:.B58])/10" office:value-type="float" office:value="154.124314" calcext:value-type="float">
            <text:p>154.124314</text:p>
          </table:table-cell>
        </table:table-row>
        <table:table-row table:style-name="ro1">
          <table:table-cell office:value-type="string" calcext:value-type="string">
            <text:p>2012/5/10</text:p>
          </table:table-cell>
          <table:table-cell office:value-type="float" office:value="305.84722" calcext:value-type="float">
            <text:p>305.84722</text:p>
          </table:table-cell>
          <table:table-cell office:value-type="float" office:value="387.86526" calcext:value-type="float">
            <text:p>387.86526</text:p>
          </table:table-cell>
          <table:table-cell table:formula="of:=SUM([.B50:.B59])/10" office:value-type="float" office:value="167.373774" calcext:value-type="float">
            <text:p>167.373774</text:p>
          </table:table-cell>
        </table:table-row>
        <table:table-row table:style-name="ro1">
          <table:table-cell office:value-type="string" calcext:value-type="string">
            <text:p>2012/5/11</text:p>
          </table:table-cell>
          <table:table-cell office:value-type="float" office:value="302.6981" calcext:value-type="float">
            <text:p>302.6981</text:p>
          </table:table-cell>
          <table:table-cell office:value-type="float" office:value="384.71614" calcext:value-type="float">
            <text:p>384.71614</text:p>
          </table:table-cell>
          <table:table-cell table:formula="of:=SUM([.B51:.B60])/10" office:value-type="float" office:value="188.823382" calcext:value-type="float">
            <text:p>188.823382</text:p>
          </table:table-cell>
        </table:table-row>
        <table:table-row table:style-name="ro1">
          <table:table-cell office:value-type="string" calcext:value-type="string">
            <text:p>2012/5/14</text:p>
          </table:table-cell>
          <table:table-cell office:value-type="float" office:value="299.55054" calcext:value-type="float">
            <text:p>299.55054</text:p>
          </table:table-cell>
          <table:table-cell office:value-type="float" office:value="381.56858" calcext:value-type="float">
            <text:p>381.56858</text:p>
          </table:table-cell>
          <table:table-cell table:formula="of:=SUM([.B52:.B61])/10" office:value-type="float" office:value="210.273072" calcext:value-type="float">
            <text:p>210.273072</text:p>
          </table:table-cell>
        </table:table-row>
        <table:table-row table:style-name="ro1">
          <table:table-cell office:value-type="string" calcext:value-type="string">
            <text:p>2012/5/15</text:p>
          </table:table-cell>
          <table:table-cell office:value-type="float" office:value="378.40284" calcext:value-type="float">
            <text:p>378.40284</text:p>
          </table:table-cell>
          <table:table-cell office:value-type="float" office:value="378.42252" calcext:value-type="float">
            <text:p>378.42252</text:p>
          </table:table-cell>
          <table:table-cell table:formula="of:=SUM([.B53:.B62])/10" office:value-type="float" office:value="223.523068" calcext:value-type="float">
            <text:p>223.523068</text:p>
          </table:table-cell>
        </table:table-row>
        <table:table-row table:style-name="ro1">
          <table:table-cell office:value-type="string" calcext:value-type="string">
            <text:p>2012/5/16</text:p>
          </table:table-cell>
          <table:table-cell office:value-type="float" office:value="375.25568" calcext:value-type="float">
            <text:p>375.25568</text:p>
          </table:table-cell>
          <table:table-cell office:value-type="float" office:value="457.277" calcext:value-type="float">
            <text:p>457.277</text:p>
          </table:table-cell>
          <table:table-cell table:formula="of:=SUM([.B54:.B63])/10" office:value-type="float" office:value="244.973378" calcext:value-type="float">
            <text:p>244.973378</text:p>
          </table:table-cell>
        </table:table-row>
        <table:table-row table:style-name="ro1">
          <table:table-cell office:value-type="string" calcext:value-type="string">
            <text:p>2012/5/17</text:p>
          </table:table-cell>
          <table:table-cell office:value-type="float" office:value="372.1104" calcext:value-type="float">
            <text:p>372.1104</text:p>
          </table:table-cell>
          <table:table-cell office:value-type="float" office:value="454.13172" calcext:value-type="float">
            <text:p>454.13172</text:p>
          </table:table-cell>
          <table:table-cell table:formula="of:=SUM([.B55:.B64])/10" office:value-type="float" office:value="266.424122" calcext:value-type="float">
            <text:p>266.424122</text:p>
          </table:table-cell>
        </table:table-row>
        <table:table-row table:style-name="ro1">
          <table:table-cell office:value-type="string" calcext:value-type="string">
            <text:p>2012/5/18</text:p>
          </table:table-cell>
          <table:table-cell office:value-type="float" office:value="368.96716" calcext:value-type="float">
            <text:p>368.96716</text:p>
          </table:table-cell>
          <table:table-cell office:value-type="float" office:value="450.98848" calcext:value-type="float">
            <text:p>450.98848</text:p>
          </table:table-cell>
          <table:table-cell table:formula="of:=SUM([.B56:.B65])/10" office:value-type="float" office:value="287.875426" calcext:value-type="float">
            <text:p>287.875426</text:p>
          </table:table-cell>
        </table:table-row>
        <table:table-row table:style-name="ro1">
          <table:table-cell office:value-type="string" calcext:value-type="string">
            <text:p>2012/5/22</text:p>
          </table:table-cell>
          <table:table-cell office:value-type="float" office:value="365.8222" calcext:value-type="float">
            <text:p>365.8222</text:p>
          </table:table-cell>
          <table:table-cell office:value-type="float" office:value="447.84352" calcext:value-type="float">
            <text:p>447.84352</text:p>
          </table:table-cell>
          <table:table-cell table:formula="of:=SUM([.B57:.B66])/10" office:value-type="float" office:value="309.32729" calcext:value-type="float">
            <text:p>309.32729</text:p>
          </table:table-cell>
        </table:table-row>
        <table:table-row table:style-name="ro1">
          <table:table-cell office:value-type="string" calcext:value-type="string">
            <text:p>2012/5/24</text:p>
          </table:table-cell>
          <table:table-cell office:value-type="float" office:value="362.67912" calcext:value-type="float">
            <text:p>362.67912</text:p>
          </table:table-cell>
          <table:table-cell office:value-type="float" office:value="444.70044" calcext:value-type="float">
            <text:p>444.70044</text:p>
          </table:table-cell>
          <table:table-cell table:formula="of:=SUM([.B58:.B67])/10" office:value-type="float" office:value="322.57981" calcext:value-type="float">
            <text:p>322.57981</text:p>
          </table:table-cell>
        </table:table-row>
        <table:table-row table:style-name="ro1">
          <table:table-cell office:value-type="string" calcext:value-type="string">
            <text:p>2012/5/25</text:p>
          </table:table-cell>
          <table:table-cell office:value-type="float" office:value="359.53606" calcext:value-type="float">
            <text:p>359.53606</text:p>
          </table:table-cell>
          <table:table-cell office:value-type="float" office:value="441.55738" calcext:value-type="float">
            <text:p>441.55738</text:p>
          </table:table-cell>
          <table:table-cell table:formula="of:=SUM([.B59:.B68])/10" office:value-type="float" office:value="335.833058" calcext:value-type="float">
            <text:p>335.833058</text:p>
          </table:table-cell>
        </table:table-row>
        <table:table-row table:style-name="ro1">
          <table:table-cell office:value-type="string" calcext:value-type="string">
            <text:p>2012/5/28</text:p>
          </table:table-cell>
          <table:table-cell office:value-type="float" office:value="356.39466" calcext:value-type="float">
            <text:p>356.39466</text:p>
          </table:table-cell>
          <table:table-cell office:value-type="float" office:value="438.41598" calcext:value-type="float">
            <text:p>438.41598</text:p>
          </table:table-cell>
          <table:table-cell table:formula="of:=SUM([.B60:.B69])/10" office:value-type="float" office:value="349.086932" calcext:value-type="float">
            <text:p>349.086932</text:p>
          </table:table-cell>
        </table:table-row>
        <table:table-row table:style-name="ro1">
          <table:table-cell office:value-type="string" calcext:value-type="string">
            <text:p>2012/5/29</text:p>
          </table:table-cell>
          <table:table-cell office:value-type="float" office:value="435.25058" calcext:value-type="float">
            <text:p>435.25058</text:p>
          </table:table-cell>
          <table:table-cell office:value-type="float" office:value="435.27354" calcext:value-type="float">
            <text:p>435.27354</text:p>
          </table:table-cell>
          <table:table-cell table:formula="of:=SUM([.B61:.B70])/10" office:value-type="float" office:value="354.141676" calcext:value-type="float">
            <text:p>354.141676</text:p>
          </table:table-cell>
        </table:table-row>
        <table:table-row table:style-name="ro1">
          <table:table-cell office:value-type="string" calcext:value-type="string">
            <text:p>2012/5/31</text:p>
          </table:table-cell>
          <table:table-cell office:value-type="float" office:value="514.10614" calcext:value-type="float">
            <text:p>514.10614</text:p>
          </table:table-cell>
          <table:table-cell office:value-type="float" office:value="432.13074" calcext:value-type="float">
            <text:p>432.13074</text:p>
          </table:table-cell>
          <table:table-cell table:formula="of:=SUM([.B62:.B71])/10" office:value-type="float" office:value="367.396924" calcext:value-type="float">
            <text:p>367.396924</text:p>
          </table:table-cell>
        </table:table-row>
        <table:table-row table:style-name="ro1">
          <table:table-cell office:value-type="string" calcext:value-type="string">
            <text:p>2012/6/1</text:p>
          </table:table-cell>
          <table:table-cell office:value-type="float" office:value="510.9621" calcext:value-type="float">
            <text:p>510.9621</text:p>
          </table:table-cell>
          <table:table-cell office:value-type="float" office:value="510.98834" calcext:value-type="float">
            <text:p>510.98834</text:p>
          </table:table-cell>
          <table:table-cell table:formula="of:=SUM([.B63:.B72])/10" office:value-type="float" office:value="388.852484" calcext:value-type="float">
            <text:p>388.852484</text:p>
          </table:table-cell>
        </table:table-row>
        <table:table-row table:style-name="ro1">
          <table:table-cell office:value-type="string" calcext:value-type="string">
            <text:p>2012/6/4</text:p>
          </table:table-cell>
          <table:table-cell office:value-type="float" office:value="507.8236" calcext:value-type="float">
            <text:p>507.8236</text:p>
          </table:table-cell>
          <table:table-cell office:value-type="float" office:value="507.84984" calcext:value-type="float">
            <text:p>507.84984</text:p>
          </table:table-cell>
          <table:table-cell table:formula="of:=SUM([.B64:.B73])/10" office:value-type="float" office:value="402.10841" calcext:value-type="float">
            <text:p>402.10841</text:p>
          </table:table-cell>
        </table:table-row>
        <table:table-row table:style-name="ro1">
          <table:table-cell office:value-type="string" calcext:value-type="string">
            <text:p>2012/6/5</text:p>
          </table:table-cell>
          <table:table-cell office:value-type="float" office:value="504.68458" calcext:value-type="float">
            <text:p>504.68458</text:p>
          </table:table-cell>
          <table:table-cell office:value-type="float" office:value="504.71082" calcext:value-type="float">
            <text:p>504.71082</text:p>
          </table:table-cell>
          <table:table-cell table:formula="of:=SUM([.B65:.B74])/10" office:value-type="float" office:value="415.365202" calcext:value-type="float">
            <text:p>415.365202</text:p>
          </table:table-cell>
        </table:table-row>
        <table:table-row table:style-name="ro1">
          <table:table-cell office:value-type="string" calcext:value-type="string">
            <text:p>2012/6/6</text:p>
          </table:table-cell>
          <table:table-cell office:value-type="float" office:value="501.54484" calcext:value-type="float">
            <text:p>501.54484</text:p>
          </table:table-cell>
          <table:table-cell office:value-type="float" office:value="501.57108" calcext:value-type="float">
            <text:p>501.57108</text:p>
          </table:table-cell>
          <table:table-cell table:formula="of:=SUM([.B66:.B75])/10" office:value-type="float" office:value="428.62262" calcext:value-type="float">
            <text:p>428.62262</text:p>
          </table:table-cell>
        </table:table-row>
        <table:table-row table:style-name="ro1">
          <table:table-cell office:value-type="string" calcext:value-type="string">
            <text:p>2012/6/7</text:p>
          </table:table-cell>
          <table:table-cell office:value-type="float" office:value="498.4021" calcext:value-type="float">
            <text:p>498.4021</text:p>
          </table:table-cell>
          <table:table-cell office:value-type="float" office:value="580.42998" calcext:value-type="float">
            <text:p>580.42998</text:p>
          </table:table-cell>
          <table:table-cell table:formula="of:=SUM([.B67:.B76])/10" office:value-type="float" office:value="441.880388" calcext:value-type="float">
            <text:p>441.880388</text:p>
          </table:table-cell>
        </table:table-row>
        <table:table-row table:style-name="ro1">
          <table:table-cell office:value-type="string" calcext:value-type="string">
            <text:p>2012/6/8</text:p>
          </table:table-cell>
          <table:table-cell office:value-type="float" office:value="495.262" calcext:value-type="float">
            <text:p>495.262</text:p>
          </table:table-cell>
          <table:table-cell office:value-type="float" office:value="577.28988" calcext:value-type="float">
            <text:p>577.28988</text:p>
          </table:table-cell>
          <table:table-cell table:formula="of:=SUM([.B68:.B77])/10" office:value-type="float" office:value="455.138378" calcext:value-type="float">
            <text:p>455.138378</text:p>
          </table:table-cell>
        </table:table-row>
        <table:table-row table:style-name="ro1">
          <table:table-cell office:value-type="string" calcext:value-type="string">
            <text:p>2012/6/11</text:p>
          </table:table-cell>
          <table:table-cell office:value-type="float" office:value="492.12024" calcext:value-type="float">
            <text:p>492.12024</text:p>
          </table:table-cell>
          <table:table-cell office:value-type="float" office:value="574.14812" calcext:value-type="float">
            <text:p>574.14812</text:p>
          </table:table-cell>
          <table:table-cell table:formula="of:=SUM([.B69:.B78])/10" office:value-type="float" office:value="468.396666" calcext:value-type="float">
            <text:p>468.396666</text:p>
          </table:table-cell>
        </table:table-row>
        <table:table-row table:style-name="ro1">
          <table:table-cell office:value-type="string" calcext:value-type="string">
            <text:p>2012/6/13</text:p>
          </table:table-cell>
          <table:table-cell office:value-type="float" office:value="488.97922" calcext:value-type="float">
            <text:p>488.97922</text:p>
          </table:table-cell>
          <table:table-cell office:value-type="float" office:value="571.0071" calcext:value-type="float">
            <text:p>571.0071</text:p>
          </table:table-cell>
          <table:table-cell table:formula="of:=SUM([.B70:.B79])/10" office:value-type="float" office:value="481.655084" calcext:value-type="float">
            <text:p>481.655084</text:p>
          </table:table-cell>
        </table:table-row>
        <table:table-row table:style-name="ro1">
          <table:table-cell office:value-type="string" calcext:value-type="string">
            <text:p>2012/6/18</text:p>
          </table:table-cell>
          <table:table-cell office:value-type="float" office:value="485.83326" calcext:value-type="float">
            <text:p>485.83326</text:p>
          </table:table-cell>
          <table:table-cell office:value-type="float" office:value="567.86114" calcext:value-type="float">
            <text:p>567.86114</text:p>
          </table:table-cell>
          <table:table-cell table:formula="of:=SUM([.B71:.B80])/10" office:value-type="float" office:value="494.91354" calcext:value-type="float">
            <text:p>494.91354</text:p>
          </table:table-cell>
        </table:table-row>
        <table:table-row table:style-name="ro1">
          <table:table-cell office:value-type="string" calcext:value-type="string">
            <text:p>2012/6/20</text:p>
          </table:table-cell>
          <table:table-cell office:value-type="float" office:value="482.68736" calcext:value-type="float">
            <text:p>482.68736</text:p>
          </table:table-cell>
          <table:table-cell office:value-type="float" office:value="564.71524" calcext:value-type="float">
            <text:p>564.71524</text:p>
          </table:table-cell>
          <table:table-cell table:formula="of:=SUM([.B72:.B81])/10" office:value-type="float" office:value="499.971808" calcext:value-type="float">
            <text:p>499.971808</text:p>
          </table:table-cell>
        </table:table-row>
        <table:table-row table:style-name="ro1">
          <table:table-cell office:value-type="string" calcext:value-type="string">
            <text:p>2012/6/21</text:p>
          </table:table-cell>
          <table:table-cell office:value-type="float" office:value="479.5442" calcext:value-type="float">
            <text:p>479.5442</text:p>
          </table:table-cell>
          <table:table-cell office:value-type="float" office:value="561.57208" calcext:value-type="float">
            <text:p>561.57208</text:p>
          </table:table-cell>
          <table:table-cell table:formula="of:=SUM([.B73:.B82])/10" office:value-type="float" office:value="496.82993" calcext:value-type="float">
            <text:p>496.82993</text:p>
          </table:table-cell>
        </table:table-row>
        <table:table-row table:style-name="ro1">
          <table:table-cell office:value-type="string" calcext:value-type="string">
            <text:p>2012/6/22</text:p>
          </table:table-cell>
          <table:table-cell office:value-type="float" office:value="476.4042" calcext:value-type="float">
            <text:p>476.4042</text:p>
          </table:table-cell>
          <table:table-cell office:value-type="float" office:value="558.43208" calcext:value-type="float">
            <text:p>558.43208</text:p>
          </table:table-cell>
          <table:table-cell table:formula="of:=SUM([.B74:.B83])/10" office:value-type="float" office:value="493.68814" calcext:value-type="float">
            <text:p>493.68814</text:p>
          </table:table-cell>
        </table:table-row>
        <table:table-row table:style-name="ro1">
          <table:table-cell office:value-type="string" calcext:value-type="string">
            <text:p>2012/6/25</text:p>
          </table:table-cell>
          <table:table-cell office:value-type="float" office:value="473.2652" calcext:value-type="float">
            <text:p>473.2652</text:p>
          </table:table-cell>
          <table:table-cell office:value-type="float" office:value="555.29308" calcext:value-type="float">
            <text:p>555.29308</text:p>
          </table:table-cell>
          <table:table-cell table:formula="of:=SUM([.B75:.B84])/10" office:value-type="float" office:value="490.5462" calcext:value-type="float">
            <text:p>490.5462</text:p>
          </table:table-cell>
        </table:table-row>
        <table:table-row table:style-name="ro1">
          <table:table-cell office:value-type="string" calcext:value-type="string">
            <text:p>2012/6/26</text:p>
          </table:table-cell>
          <table:table-cell office:value-type="float" office:value="470.12628" calcext:value-type="float">
            <text:p>470.12628</text:p>
          </table:table-cell>
          <table:table-cell office:value-type="float" office:value="552.15416" calcext:value-type="float">
            <text:p>552.15416</text:p>
          </table:table-cell>
          <table:table-cell table:formula="of:=SUM([.B76:.B85])/10" office:value-type="float" office:value="487.404262" calcext:value-type="float">
            <text:p>487.404262</text:p>
          </table:table-cell>
        </table:table-row>
        <table:table-row table:style-name="ro1">
          <table:table-cell office:value-type="string" calcext:value-type="string">
            <text:p>2012/6/27</text:p>
          </table:table-cell>
          <table:table-cell office:value-type="float" office:value="466.98788" calcext:value-type="float">
            <text:p>466.98788</text:p>
          </table:table-cell>
          <table:table-cell office:value-type="float" office:value="549.01576" calcext:value-type="float">
            <text:p>549.01576</text:p>
          </table:table-cell>
          <table:table-cell table:formula="of:=SUM([.B77:.B86])/10" office:value-type="float" office:value="484.262406" calcext:value-type="float">
            <text:p>484.262406</text:p>
          </table:table-cell>
        </table:table-row>
        <table:table-row table:style-name="ro1">
          <table:table-cell office:value-type="string" calcext:value-type="string">
            <text:p>2012/6/29</text:p>
          </table:table-cell>
          <table:table-cell office:value-type="float" office:value="545.84664" calcext:value-type="float">
            <text:p>545.84664</text:p>
          </table:table-cell>
          <table:table-cell office:value-type="float" office:value="627.87452" calcext:value-type="float">
            <text:p>627.87452</text:p>
          </table:table-cell>
          <table:table-cell table:formula="of:=SUM([.B78:.B87])/10" office:value-type="float" office:value="481.120984" calcext:value-type="float">
            <text:p>481.120984</text:p>
          </table:table-cell>
        </table:table-row>
        <table:table-row table:style-name="ro1">
          <table:table-cell office:value-type="string" calcext:value-type="string">
            <text:p>2012/7/12</text:p>
          </table:table-cell>
          <table:table-cell office:value-type="float" office:value="542.70296" calcext:value-type="float">
            <text:p>542.70296</text:p>
          </table:table-cell>
          <table:table-cell office:value-type="float" office:value="624.73084" calcext:value-type="float">
            <text:p>624.73084</text:p>
          </table:table-cell>
          <table:table-cell table:formula="of:=SUM([.B79:.B88])/10" office:value-type="float" office:value="486.179448" calcext:value-type="float">
            <text:p>486.179448</text:p>
          </table:table-cell>
        </table:table-row>
        <table:table-row table:style-name="ro1">
          <table:table-cell office:value-type="string" calcext:value-type="string">
            <text:p>2012/7/13</text:p>
          </table:table-cell>
          <table:table-cell office:value-type="float" office:value="539.56152" calcext:value-type="float">
            <text:p>539.56152</text:p>
          </table:table-cell>
          <table:table-cell office:value-type="float" office:value="621.5894" calcext:value-type="float">
            <text:p>621.5894</text:p>
          </table:table-cell>
          <table:table-cell table:formula="of:=SUM([.B80:.B89])/10" office:value-type="float" office:value="491.23772" calcext:value-type="float">
            <text:p>491.23772</text:p>
          </table:table-cell>
        </table:table-row>
        <table:table-row table:style-name="ro1">
          <table:table-cell office:value-type="string" calcext:value-type="string">
            <text:p>2012/7/16</text:p>
          </table:table-cell>
          <table:table-cell office:value-type="float" office:value="536.4197" calcext:value-type="float">
            <text:p>536.4197</text:p>
          </table:table-cell>
          <table:table-cell office:value-type="float" office:value="618.44758" calcext:value-type="float">
            <text:p>618.44758</text:p>
          </table:table-cell>
          <table:table-cell table:formula="of:=SUM([.B81:.B90])/10" office:value-type="float" office:value="496.29595" calcext:value-type="float">
            <text:p>496.29595</text:p>
          </table:table-cell>
        </table:table-row>
        <table:table-row table:style-name="ro1">
          <table:table-cell office:value-type="string" calcext:value-type="string">
            <text:p>2012/7/17</text:p>
          </table:table-cell>
          <table:table-cell office:value-type="float" office:value="533.2787" calcext:value-type="float">
            <text:p>533.2787</text:p>
          </table:table-cell>
          <table:table-cell office:value-type="float" office:value="615.30658" calcext:value-type="float">
            <text:p>615.30658</text:p>
          </table:table-cell>
          <table:table-cell table:formula="of:=SUM([.B82:.B91])/10" office:value-type="float" office:value="501.354594" calcext:value-type="float">
            <text:p>501.354594</text:p>
          </table:table-cell>
        </table:table-row>
        <table:table-row table:style-name="ro1">
          <table:table-cell office:value-type="string" calcext:value-type="string">
            <text:p>2012/7/19</text:p>
          </table:table-cell>
          <table:table-cell office:value-type="float" office:value="530.13926" calcext:value-type="float">
            <text:p>530.13926</text:p>
          </table:table-cell>
          <table:table-cell office:value-type="float" office:value="612.16714" calcext:value-type="float">
            <text:p>612.16714</text:p>
          </table:table-cell>
          <table:table-cell table:formula="of:=SUM([.B83:.B92])/10" office:value-type="float" office:value="506.413728" calcext:value-type="float">
            <text:p>506.413728</text:p>
          </table:table-cell>
        </table:table-row>
        <table:table-row table:style-name="ro1">
          <table:table-cell office:value-type="string" calcext:value-type="string">
            <text:p>2012/7/23</text:p>
          </table:table-cell>
          <table:table-cell office:value-type="float" office:value="527.001" calcext:value-type="float">
            <text:p>527.001</text:p>
          </table:table-cell>
          <table:table-cell office:value-type="float" office:value="609.02888" calcext:value-type="float">
            <text:p>609.02888</text:p>
          </table:table-cell>
          <table:table-cell table:formula="of:=SUM([.B84:.B93])/10" office:value-type="float" office:value="511.473234" calcext:value-type="float">
            <text:p>511.473234</text:p>
          </table:table-cell>
        </table:table-row>
        <table:table-row table:style-name="ro1">
          <table:table-cell office:value-type="string" calcext:value-type="string">
            <text:p>2012/7/24</text:p>
          </table:table-cell>
          <table:table-cell office:value-type="float" office:value="523.86372" calcext:value-type="float">
            <text:p>523.86372</text:p>
          </table:table-cell>
          <table:table-cell office:value-type="float" office:value="605.8916" calcext:value-type="float">
            <text:p>605.8916</text:p>
          </table:table-cell>
          <table:table-cell table:formula="of:=SUM([.B85:.B94])/10" office:value-type="float" office:value="516.532914" calcext:value-type="float">
            <text:p>516.532914</text:p>
          </table:table-cell>
        </table:table-row>
        <table:table-row table:style-name="ro1">
          <table:table-cell office:value-type="string" calcext:value-type="string">
            <text:p>2012/7/25</text:p>
          </table:table-cell>
          <table:table-cell office:value-type="float" office:value="602.72648" calcext:value-type="float">
            <text:p>602.72648</text:p>
          </table:table-cell>
          <table:table-cell office:value-type="float" office:value="602.756" calcext:value-type="float">
            <text:p>602.756</text:p>
          </table:table-cell>
          <table:table-cell table:formula="of:=SUM([.B86:.B95])/10" office:value-type="float" office:value="521.592766" calcext:value-type="float">
            <text:p>521.592766</text:p>
          </table:table-cell>
        </table:table-row>
        <table:table-row table:style-name="ro1">
          <table:table-cell office:value-type="string" calcext:value-type="string">
            <text:p>2012/7/26</text:p>
          </table:table-cell>
          <table:table-cell office:value-type="float" office:value="599.5894" calcext:value-type="float">
            <text:p>599.5894</text:p>
          </table:table-cell>
          <table:table-cell office:value-type="float" office:value="599.61892" calcext:value-type="float">
            <text:p>599.61892</text:p>
          </table:table-cell>
          <table:table-cell table:formula="of:=SUM([.B87:.B96])/10" office:value-type="float" office:value="534.852786" calcext:value-type="float">
            <text:p>534.852786</text:p>
          </table:table-cell>
        </table:table-row>
        <table:table-row table:style-name="ro1">
          <table:table-cell office:value-type="string" calcext:value-type="string">
            <text:p>2012/7/27</text:p>
          </table:table-cell>
          <table:table-cell office:value-type="float" office:value="596.45006" calcext:value-type="float">
            <text:p>596.45006</text:p>
          </table:table-cell>
          <table:table-cell office:value-type="float" office:value="596.47958" calcext:value-type="float">
            <text:p>596.47958</text:p>
          </table:table-cell>
          <table:table-cell table:formula="of:=SUM([.B88:.B97])/10" office:value-type="float" office:value="548.112938" calcext:value-type="float">
            <text:p>548.112938</text:p>
          </table:table-cell>
        </table:table-row>
        <table:table-row table:style-name="ro1">
          <table:table-cell office:value-type="string" calcext:value-type="string">
            <text:p>2012/8/8</text:p>
          </table:table-cell>
          <table:table-cell office:value-type="float" office:value="593.30398" calcext:value-type="float">
            <text:p>593.30398</text:p>
          </table:table-cell>
          <table:table-cell office:value-type="float" office:value="593.3335" calcext:value-type="float">
            <text:p>593.3335</text:p>
          </table:table-cell>
          <table:table-cell table:formula="of:=SUM([.B89:.B98])/10" office:value-type="float" office:value="553.17328" calcext:value-type="float">
            <text:p>553.17328</text:p>
          </table:table-cell>
        </table:table-row>
        <table:table-row table:style-name="ro1">
          <table:table-cell office:value-type="string" calcext:value-type="string">
            <text:p>2012/8/10</text:p>
          </table:table-cell>
          <table:table-cell office:value-type="float" office:value="590.15496" calcext:value-type="float">
            <text:p>590.15496</text:p>
          </table:table-cell>
          <table:table-cell office:value-type="float" office:value="590.18448" calcext:value-type="float">
            <text:p>590.18448</text:p>
          </table:table-cell>
          <table:table-cell table:formula="of:=SUM([.B90:.B99])/10" office:value-type="float" office:value="558.233382" calcext:value-type="float">
            <text:p>558.233382</text:p>
          </table:table-cell>
        </table:table-row>
        <table:table-row table:style-name="ro1">
          <table:table-cell office:value-type="string" calcext:value-type="string">
            <text:p>2012/8/16</text:p>
          </table:table-cell>
          <table:table-cell office:value-type="float" office:value="587.00572" calcext:value-type="float">
            <text:p>587.00572</text:p>
          </table:table-cell>
          <table:table-cell office:value-type="float" office:value="587.03524" calcext:value-type="float">
            <text:p>587.03524</text:p>
          </table:table-cell>
          <table:table-cell table:formula="of:=SUM([.B91:.B100])/10" office:value-type="float" office:value="563.292726" calcext:value-type="float">
            <text:p>563.292726</text:p>
          </table:table-cell>
        </table:table-row>
        <table:table-row table:style-name="ro1">
          <table:table-cell office:value-type="string" calcext:value-type="string">
            <text:p>2012/8/23</text:p>
          </table:table-cell>
          <table:table-cell office:value-type="float" office:value="583.85616" calcext:value-type="float">
            <text:p>583.85616</text:p>
          </table:table-cell>
          <table:table-cell office:value-type="float" office:value="583.88568" calcext:value-type="float">
            <text:p>583.88568</text:p>
          </table:table-cell>
          <table:table-cell table:formula="of:=SUM([.B92:.B101])/10" office:value-type="float" office:value="568.351328" calcext:value-type="float">
            <text:p>568.351328</text:p>
          </table:table-cell>
        </table:table-row>
        <table:table-row table:style-name="ro1">
          <table:table-cell office:value-type="string" calcext:value-type="string">
            <text:p>2012/8/27</text:p>
          </table:table-cell>
          <table:table-cell office:value-type="float" office:value="580.7055" calcext:value-type="float">
            <text:p>580.7055</text:p>
          </table:table-cell>
          <table:table-cell office:value-type="float" office:value="580.73502" calcext:value-type="float">
            <text:p>580.73502</text:p>
          </table:table-cell>
          <table:table-cell table:formula="of:=SUM([.B93:.B102])/10" office:value-type="float" office:value="573.409074" calcext:value-type="float">
            <text:p>573.409074</text:p>
          </table:table-cell>
        </table:table-row>
        <table:table-row table:style-name="ro1">
          <table:table-cell office:value-type="string" calcext:value-type="string">
            <text:p>2012/8/30</text:p>
          </table:table-cell>
          <table:table-cell office:value-type="float" office:value="577.55834" calcext:value-type="float">
            <text:p>577.55834</text:p>
          </table:table-cell>
          <table:table-cell office:value-type="float" office:value="577.58786" calcext:value-type="float">
            <text:p>577.58786</text:p>
          </table:table-cell>
          <table:table-cell table:formula="of:=SUM([.B94:.B103])/10" office:value-type="float" office:value="578.465698" calcext:value-type="float">
            <text:p>578.465698</text:p>
          </table:table-cell>
        </table:table-row>
        <table:table-row table:style-name="ro1">
          <table:table-cell office:value-type="string" calcext:value-type="string">
            <text:p>2012/9/3</text:p>
          </table:table-cell>
          <table:table-cell office:value-type="float" office:value="656.40934" calcext:value-type="float">
            <text:p>656.40934</text:p>
          </table:table-cell>
          <table:table-cell office:value-type="float" office:value="574.4405" calcext:value-type="float">
            <text:p>574.4405</text:p>
          </table:table-cell>
          <table:table-cell table:formula="of:=SUM([.B95:.B104])/10" office:value-type="float" office:value="583.521432" calcext:value-type="float">
            <text:p>583.521432</text:p>
          </table:table-cell>
        </table:table-row>
        <table:table-row table:style-name="ro1">
          <table:table-cell office:value-type="string" calcext:value-type="string">
            <text:p>2012/9/6</text:p>
          </table:table-cell>
          <table:table-cell office:value-type="float" office:value="653.26266" calcext:value-type="float">
            <text:p>653.26266</text:p>
          </table:table-cell>
          <table:table-cell office:value-type="float" office:value="571.29382" calcext:value-type="float">
            <text:p>571.29382</text:p>
          </table:table-cell>
          <table:table-cell table:formula="of:=SUM([.B96:.B105])/10" office:value-type="float" office:value="596.775994" calcext:value-type="float">
            <text:p>596.775994</text:p>
          </table:table-cell>
        </table:table-row>
        <table:table-row table:style-name="ro1">
          <table:table-cell office:value-type="string" calcext:value-type="string">
            <text:p>2012/9/7</text:p>
          </table:table-cell>
          <table:table-cell office:value-type="float" office:value="650.11328" calcext:value-type="float">
            <text:p>650.11328</text:p>
          </table:table-cell>
          <table:table-cell office:value-type="float" office:value="568.14444" calcext:value-type="float">
            <text:p>568.14444</text:p>
          </table:table-cell>
          <table:table-cell table:formula="of:=SUM([.B97:.B106])/10" office:value-type="float" office:value="601.829612" calcext:value-type="float">
            <text:p>601.829612</text:p>
          </table:table-cell>
        </table:table-row>
        <table:table-row table:style-name="ro1">
          <table:table-cell office:value-type="string" calcext:value-type="string">
            <text:p>2012/9/18</text:p>
          </table:table-cell>
          <table:table-cell office:value-type="float" office:value="646.95848" calcext:value-type="float">
            <text:p>646.95848</text:p>
          </table:table-cell>
          <table:table-cell office:value-type="float" office:value="564.98964" calcext:value-type="float">
            <text:p>564.98964</text:p>
          </table:table-cell>
          <table:table-cell table:formula="of:=SUM([.B98:.B107])/10" office:value-type="float" office:value="606.882" calcext:value-type="float">
            <text:p>606.882</text:p>
          </table:table-cell>
        </table:table-row>
        <table:table-row table:style-name="ro1">
          <table:table-cell office:value-type="string" calcext:value-type="string">
            <text:p>2012/9/27</text:p>
          </table:table-cell>
          <table:table-cell office:value-type="float" office:value="643.80478" calcext:value-type="float">
            <text:p>643.80478</text:p>
          </table:table-cell>
          <table:table-cell office:value-type="float" office:value="561.83594" calcext:value-type="float">
            <text:p>561.83594</text:p>
          </table:table-cell>
          <table:table-cell table:formula="of:=SUM([.B99:.B108])/10" office:value-type="float" office:value="611.932842" calcext:value-type="float">
            <text:p>611.932842</text:p>
          </table:table-cell>
        </table:table-row>
        <table:table-row table:style-name="ro1">
          <table:table-cell office:value-type="string" calcext:value-type="string">
            <text:p>2012/10/2</text:p>
          </table:table-cell>
          <table:table-cell office:value-type="float" office:value="640.6505" calcext:value-type="float">
            <text:p>640.6505</text:p>
          </table:table-cell>
          <table:table-cell office:value-type="float" office:value="558.68166" calcext:value-type="float">
            <text:p>558.68166</text:p>
          </table:table-cell>
          <table:table-cell table:formula="of:=SUM([.B100:.B109])/10" office:value-type="float" office:value="616.982922" calcext:value-type="float">
            <text:p>616.982922</text:p>
          </table:table-cell>
        </table:table-row>
        <table:table-row table:style-name="ro1">
          <table:table-cell office:value-type="string" calcext:value-type="string">
            <text:p>2012/10/4</text:p>
          </table:table-cell>
          <table:table-cell office:value-type="float" office:value="637.4964" calcext:value-type="float">
            <text:p>637.4964</text:p>
          </table:table-cell>
          <table:table-cell office:value-type="float" office:value="555.52756" calcext:value-type="float">
            <text:p>555.52756</text:p>
          </table:table-cell>
          <table:table-cell table:formula="of:=SUM([.B101:.B110])/10" office:value-type="float" office:value="622.032476" calcext:value-type="float">
            <text:p>622.032476</text:p>
          </table:table-cell>
        </table:table-row>
        <table:table-row table:style-name="ro1">
          <table:table-cell office:value-type="string" calcext:value-type="string">
            <text:p>2012/10/9</text:p>
          </table:table-cell>
          <table:table-cell office:value-type="float" office:value="634.34378" calcext:value-type="float">
            <text:p>634.34378</text:p>
          </table:table-cell>
          <table:table-cell office:value-type="float" office:value="552.37494" calcext:value-type="float">
            <text:p>552.37494</text:p>
          </table:table-cell>
          <table:table-cell table:formula="of:=SUM([.B102:.B111])/10" office:value-type="float" office:value="627.081544" calcext:value-type="float">
            <text:p>627.081544</text:p>
          </table:table-cell>
        </table:table-row>
        <table:table-row table:style-name="ro1">
          <table:table-cell office:value-type="string" calcext:value-type="string">
            <text:p>2012/10/11</text:p>
          </table:table-cell>
          <table:table-cell office:value-type="float" office:value="631.19408" calcext:value-type="float">
            <text:p>631.19408</text:p>
          </table:table-cell>
          <table:table-cell office:value-type="float" office:value="549.22524" calcext:value-type="float">
            <text:p>549.22524</text:p>
          </table:table-cell>
          <table:table-cell table:formula="of:=SUM([.B103:.B112])/10" office:value-type="float" office:value="632.130306" calcext:value-type="float">
            <text:p>632.130306</text:p>
          </table:table-cell>
        </table:table-row>
        <table:table-row table:style-name="ro1">
          <table:table-cell office:value-type="string" calcext:value-type="string">
            <text:p>2012/10/12</text:p>
          </table:table-cell>
          <table:table-cell office:value-type="float" office:value="628.04536" calcext:value-type="float">
            <text:p>628.04536</text:p>
          </table:table-cell>
          <table:table-cell office:value-type="float" office:value="546.07652" calcext:value-type="float">
            <text:p>546.07652</text:p>
          </table:table-cell>
          <table:table-cell table:formula="of:=SUM([.B104:.B113])/10" office:value-type="float" office:value="637.179164" calcext:value-type="float">
            <text:p>637.179164</text:p>
          </table:table-cell>
        </table:table-row>
        <table:table-row table:style-name="ro1">
          <table:table-cell office:value-type="string" calcext:value-type="string">
            <text:p>2012/10/16</text:p>
          </table:table-cell>
          <table:table-cell office:value-type="float" office:value="624.8962" calcext:value-type="float">
            <text:p>624.8962</text:p>
          </table:table-cell>
          <table:table-cell office:value-type="float" office:value="542.92736" calcext:value-type="float">
            <text:p>542.92736</text:p>
          </table:table-cell>
          <table:table-cell table:formula="of:=SUM([.B105:.B114])/10" office:value-type="float" office:value="642.227866" calcext:value-type="float">
            <text:p>642.227866</text:p>
          </table:table-cell>
        </table:table-row>
        <table:table-row table:style-name="ro1">
          <table:table-cell office:value-type="string" calcext:value-type="string">
            <text:p>2012/10/17</text:p>
          </table:table-cell>
          <table:table-cell office:value-type="float" office:value="621.74604" calcext:value-type="float">
            <text:p>621.74604</text:p>
          </table:table-cell>
          <table:table-cell office:value-type="float" office:value="539.7772" calcext:value-type="float">
            <text:p>539.7772</text:p>
          </table:table-cell>
          <table:table-cell table:formula="of:=SUM([.B106:.B115])/10" office:value-type="float" office:value="639.076552" calcext:value-type="float">
            <text:p>639.076552</text:p>
          </table:table-cell>
        </table:table-row>
        <table:table-row table:style-name="ro1">
          <table:table-cell office:value-type="string" calcext:value-type="string">
            <text:p>2012/10/18</text:p>
          </table:table-cell>
          <table:table-cell office:value-type="float" office:value="618.59674" calcext:value-type="float">
            <text:p>618.59674</text:p>
          </table:table-cell>
          <table:table-cell office:value-type="float" office:value="536.6279" calcext:value-type="float">
            <text:p>536.6279</text:p>
          </table:table-cell>
          <table:table-cell table:formula="of:=SUM([.B107:.B116])/10" office:value-type="float" office:value="635.92489" calcext:value-type="float">
            <text:p>635.92489</text:p>
          </table:table-cell>
        </table:table-row>
        <table:table-row table:style-name="ro1">
          <table:table-cell office:value-type="string" calcext:value-type="string">
            <text:p>2012/10/19</text:p>
          </table:table-cell>
          <table:table-cell office:value-type="float" office:value="615.44742" calcext:value-type="float">
            <text:p>615.44742</text:p>
          </table:table-cell>
          <table:table-cell office:value-type="float" office:value="533.47858" calcext:value-type="float">
            <text:p>533.47858</text:p>
          </table:table-cell>
          <table:table-cell table:formula="of:=SUM([.B108:.B117])/10" office:value-type="float" office:value="632.773236" calcext:value-type="float">
            <text:p>632.773236</text:p>
          </table:table-cell>
        </table:table-row>
        <table:table-row table:style-name="ro1">
          <table:table-cell office:value-type="string" calcext:value-type="string">
            <text:p>2012/10/23</text:p>
          </table:table-cell>
          <table:table-cell office:value-type="float" office:value="612.30062" calcext:value-type="float">
            <text:p>612.30062</text:p>
          </table:table-cell>
          <table:table-cell office:value-type="float" office:value="530.33178" calcext:value-type="float">
            <text:p>530.33178</text:p>
          </table:table-cell>
          <table:table-cell table:formula="of:=SUM([.B109:.B118])/10" office:value-type="float" office:value="629.62213" calcext:value-type="float">
            <text:p>629.62213</text:p>
          </table:table-cell>
        </table:table-row>
        <table:table-row table:style-name="ro1">
          <table:table-cell office:value-type="string" calcext:value-type="string">
            <text:p>2012/10/24</text:p>
          </table:table-cell>
          <table:table-cell office:value-type="float" office:value="609.15598" calcext:value-type="float">
            <text:p>609.15598</text:p>
          </table:table-cell>
          <table:table-cell office:value-type="float" office:value="527.18714" calcext:value-type="float">
            <text:p>527.18714</text:p>
          </table:table-cell>
          <table:table-cell table:formula="of:=SUM([.B110:.B119])/10" office:value-type="float" office:value="626.471714" calcext:value-type="float">
            <text:p>626.471714</text:p>
          </table:table-cell>
        </table:table-row>
        <table:table-row table:style-name="ro1">
          <table:table-cell office:value-type="string" calcext:value-type="string">
            <text:p>2012/10/26</text:p>
          </table:table-cell>
          <table:table-cell office:value-type="float" office:value="606.0115" calcext:value-type="float">
            <text:p>606.0115</text:p>
          </table:table-cell>
          <table:table-cell office:value-type="float" office:value="524.04266" calcext:value-type="float">
            <text:p>524.04266</text:p>
          </table:table-cell>
          <table:table-cell table:formula="of:=SUM([.B111:.B120])/10" office:value-type="float" office:value="623.322262" calcext:value-type="float">
            <text:p>623.322262</text:p>
          </table:table-cell>
        </table:table-row>
        <table:table-row table:style-name="ro1">
          <table:table-cell office:value-type="string" calcext:value-type="string">
            <text:p>2012/10/30</text:p>
          </table:table-cell>
          <table:table-cell office:value-type="float" office:value="602.86814" calcext:value-type="float">
            <text:p>602.86814</text:p>
          </table:table-cell>
          <table:table-cell office:value-type="float" office:value="520.8993" calcext:value-type="float">
            <text:p>520.8993</text:p>
          </table:table-cell>
          <table:table-cell table:formula="of:=SUM([.B112:.B121])/10" office:value-type="float" office:value="620.173772" calcext:value-type="float">
            <text:p>620.173772</text:p>
          </table:table-cell>
        </table:table-row>
        <table:table-row table:style-name="ro1">
          <table:table-cell office:value-type="string" calcext:value-type="string">
            <text:p>2012/10/31</text:p>
          </table:table-cell>
          <table:table-cell office:value-type="float" office:value="599.72426" calcext:value-type="float">
            <text:p>599.72426</text:p>
          </table:table-cell>
          <table:table-cell office:value-type="float" office:value="517.75542" calcext:value-type="float">
            <text:p>517.75542</text:p>
          </table:table-cell>
          <table:table-cell table:formula="of:=SUM([.B113:.B122])/10" office:value-type="float" office:value="617.026208" calcext:value-type="float">
            <text:p>617.026208</text:p>
          </table:table-cell>
        </table:table-row>
        <table:table-row table:style-name="ro1">
          <table:table-cell office:value-type="string" calcext:value-type="string">
            <text:p>2012/11/1</text:p>
          </table:table-cell>
          <table:table-cell office:value-type="float" office:value="678.5807" calcext:value-type="float">
            <text:p>678.5807</text:p>
          </table:table-cell>
          <table:table-cell office:value-type="float" office:value="514.6135" calcext:value-type="float">
            <text:p>514.6135</text:p>
          </table:table-cell>
          <table:table-cell table:formula="of:=SUM([.B114:.B123])/10" office:value-type="float" office:value="613.879226" calcext:value-type="float">
            <text:p>613.879226</text:p>
          </table:table-cell>
        </table:table-row>
        <table:table-row table:style-name="ro1">
          <table:table-cell office:value-type="string" calcext:value-type="string">
            <text:p>2012/11/2</text:p>
          </table:table-cell>
          <table:table-cell office:value-type="float" office:value="675.43646" calcext:value-type="float">
            <text:p>675.43646</text:p>
          </table:table-cell>
          <table:table-cell office:value-type="float" office:value="511.46926" calcext:value-type="float">
            <text:p>511.46926</text:p>
          </table:table-cell>
          <table:table-cell table:formula="of:=SUM([.B115:.B124])/10" office:value-type="float" office:value="618.93276" calcext:value-type="float">
            <text:p>618.93276</text:p>
          </table:table-cell>
        </table:table-row>
        <table:table-row table:style-name="ro1">
          <table:table-cell office:value-type="string" calcext:value-type="string">
            <text:p>2012/11/5</text:p>
          </table:table-cell>
          <table:table-cell office:value-type="float" office:value="672.2927" calcext:value-type="float">
            <text:p>672.2927</text:p>
          </table:table-cell>
          <table:table-cell office:value-type="float" office:value="508.3255" calcext:value-type="float">
            <text:p>508.3255</text:p>
          </table:table-cell>
          <table:table-cell table:formula="of:=SUM([.B116:.B125])/10" office:value-type="float" office:value="623.986786" calcext:value-type="float">
            <text:p>623.986786</text:p>
          </table:table-cell>
        </table:table-row>
        <table:table-row table:style-name="ro1">
          <table:table-cell office:value-type="string" calcext:value-type="string">
            <text:p>2012/11/6</text:p>
          </table:table-cell>
          <table:table-cell office:value-type="float" office:value="669.14906" calcext:value-type="float">
            <text:p>669.14906</text:p>
          </table:table-cell>
          <table:table-cell office:value-type="float" office:value="505.18186" calcext:value-type="float">
            <text:p>505.18186</text:p>
          </table:table-cell>
          <table:table-cell table:formula="of:=SUM([.B117:.B126])/10" office:value-type="float" office:value="629.041452" calcext:value-type="float">
            <text:p>629.041452</text:p>
          </table:table-cell>
        </table:table-row>
        <table:table-row table:style-name="ro1">
          <table:table-cell office:value-type="string" calcext:value-type="string">
            <text:p>2012/11/7</text:p>
          </table:table-cell>
          <table:table-cell office:value-type="float" office:value="748.00336" calcext:value-type="float">
            <text:p>748.00336</text:p>
          </table:table-cell>
          <table:table-cell office:value-type="float" office:value="502.0378" calcext:value-type="float">
            <text:p>502.0378</text:p>
          </table:table-cell>
          <table:table-cell table:formula="of:=SUM([.B118:.B127])/10" office:value-type="float" office:value="634.096684" calcext:value-type="float">
            <text:p>634.096684</text:p>
          </table:table-cell>
        </table:table-row>
        <table:table-row table:style-name="ro1">
          <table:table-cell office:value-type="string" calcext:value-type="string">
            <text:p>2012/11/9</text:p>
          </table:table-cell>
          <table:table-cell office:value-type="float" office:value="744.8606" calcext:value-type="float">
            <text:p>744.8606</text:p>
          </table:table-cell>
          <table:table-cell office:value-type="float" office:value="498.89504" calcext:value-type="float">
            <text:p>498.89504</text:p>
          </table:table-cell>
          <table:table-cell table:formula="of:=SUM([.B119:.B128])/10" office:value-type="float" office:value="647.352278" calcext:value-type="float">
            <text:p>647.352278</text:p>
          </table:table-cell>
        </table:table-row>
        <table:table-row table:style-name="ro1">
          <table:table-cell office:value-type="string" calcext:value-type="string">
            <text:p>2012/11/13</text:p>
          </table:table-cell>
          <table:table-cell office:value-type="float" office:value="741.7161" calcext:value-type="float">
            <text:p>741.7161</text:p>
          </table:table-cell>
          <table:table-cell office:value-type="float" office:value="495.75054" calcext:value-type="float">
            <text:p>495.75054</text:p>
          </table:table-cell>
          <table:table-cell table:formula="of:=SUM([.B120:.B129])/10" office:value-type="float" office:value="660.608276" calcext:value-type="float">
            <text:p>660.608276</text:p>
          </table:table-cell>
        </table:table-row>
        <table:table-row table:style-name="ro1">
          <table:table-cell office:value-type="string" calcext:value-type="string">
            <text:p>2012/11/14</text:p>
          </table:table-cell>
          <table:table-cell office:value-type="float" office:value="738.57444" calcext:value-type="float">
            <text:p>738.57444</text:p>
          </table:table-cell>
          <table:table-cell office:value-type="float" office:value="492.60888" calcext:value-type="float">
            <text:p>492.60888</text:p>
          </table:table-cell>
          <table:table-cell table:formula="of:=SUM([.B121:.B130])/10" office:value-type="float" office:value="673.864288" calcext:value-type="float">
            <text:p>673.864288</text:p>
          </table:table-cell>
        </table:table-row>
        <table:table-row table:style-name="ro1">
          <table:table-cell office:value-type="string" calcext:value-type="string">
            <text:p>2012/11/15</text:p>
          </table:table-cell>
          <table:table-cell office:value-type="float" office:value="735.43258" calcext:value-type="float">
            <text:p>735.43258</text:p>
          </table:table-cell>
          <table:table-cell office:value-type="float" office:value="489.46702" calcext:value-type="float">
            <text:p>489.46702</text:p>
          </table:table-cell>
          <table:table-cell table:formula="of:=SUM([.B122:.B131])/10" office:value-type="float" office:value="687.120582" calcext:value-type="float">
            <text:p>687.120582</text:p>
          </table:table-cell>
        </table:table-row>
        <table:table-row table:style-name="ro1">
          <table:table-cell office:value-type="string" calcext:value-type="string">
            <text:p>2012/11/16</text:p>
          </table:table-cell>
          <table:table-cell office:value-type="float" office:value="732.29022" calcext:value-type="float">
            <text:p>732.29022</text:p>
          </table:table-cell>
          <table:table-cell office:value-type="float" office:value="486.32466" calcext:value-type="float">
            <text:p>486.32466</text:p>
          </table:table-cell>
          <table:table-cell table:formula="of:=SUM([.B123:.B132])/10" office:value-type="float" office:value="700.377026" calcext:value-type="float">
            <text:p>700.377026</text:p>
          </table:table-cell>
        </table:table-row>
        <table:table-row table:style-name="ro1">
          <table:table-cell office:value-type="string" calcext:value-type="string">
            <text:p>2012/11/19</text:p>
          </table:table-cell>
          <table:table-cell office:value-type="float" office:value="729.14732" calcext:value-type="float">
            <text:p>729.14732</text:p>
          </table:table-cell>
          <table:table-cell office:value-type="float" office:value="483.18176" calcext:value-type="float">
            <text:p>483.18176</text:p>
          </table:table-cell>
          <table:table-cell table:formula="of:=SUM([.B124:.B133])/10" office:value-type="float" office:value="713.633622" calcext:value-type="float">
            <text:p>713.633622</text:p>
          </table:table-cell>
        </table:table-row>
        <table:table-row table:style-name="ro1">
          <table:table-cell office:value-type="string" calcext:value-type="string">
            <text:p>2012/11/20</text:p>
          </table:table-cell>
          <table:table-cell office:value-type="float" office:value="726.00388" calcext:value-type="float">
            <text:p>726.00388</text:p>
          </table:table-cell>
          <table:table-cell office:value-type="float" office:value="480.03832" calcext:value-type="float">
            <text:p>480.03832</text:p>
          </table:table-cell>
          <table:table-cell table:formula="of:=SUM([.B125:.B134])/10" office:value-type="float" office:value="718.690284" calcext:value-type="float">
            <text:p>718.690284</text:p>
          </table:table-cell>
        </table:table-row>
        <table:table-row table:style-name="ro1">
          <table:table-cell office:value-type="string" calcext:value-type="string">
            <text:p>2012/11/21</text:p>
          </table:table-cell>
          <table:table-cell office:value-type="float" office:value="722.8604" calcext:value-type="float">
            <text:p>722.8604</text:p>
          </table:table-cell>
          <table:table-cell office:value-type="float" office:value="476.89484" calcext:value-type="float">
            <text:p>476.89484</text:p>
          </table:table-cell>
          <table:table-cell table:formula="of:=SUM([.B126:.B135])/10" office:value-type="float" office:value="723.747026" calcext:value-type="float">
            <text:p>723.747026</text:p>
          </table:table-cell>
        </table:table-row>
        <table:table-row table:style-name="ro1">
          <table:table-cell office:value-type="string" calcext:value-type="string">
            <text:p>2012/11/22</text:p>
          </table:table-cell>
          <table:table-cell office:value-type="float" office:value="719.71852" calcext:value-type="float">
            <text:p>719.71852</text:p>
          </table:table-cell>
          <table:table-cell office:value-type="float" office:value="473.75296" calcext:value-type="float">
            <text:p>473.75296</text:p>
          </table:table-cell>
          <table:table-cell table:formula="of:=SUM([.B127:.B136])/10" office:value-type="float" office:value="728.803796" calcext:value-type="float">
            <text:p>728.803796</text:p>
          </table:table-cell>
        </table:table-row>
        <table:table-row table:style-name="ro1">
          <table:table-cell office:value-type="string" calcext:value-type="string">
            <text:p>2012/11/23</text:p>
          </table:table-cell>
          <table:table-cell office:value-type="float" office:value="798.57446" calcext:value-type="float">
            <text:p>798.57446</text:p>
          </table:table-cell>
          <table:table-cell office:value-type="float" office:value="470.61054" calcext:value-type="float">
            <text:p>470.61054</text:p>
          </table:table-cell>
          <table:table-cell table:formula="of:=SUM([.B128:.B137])/10" office:value-type="float" office:value="733.860742" calcext:value-type="float">
            <text:p>733.860742</text:p>
          </table:table-cell>
        </table:table-row>
        <table:table-row table:style-name="ro1">
          <table:table-cell office:value-type="string" calcext:value-type="string">
            <text:p>2012/12/19</text:p>
          </table:table-cell>
          <table:table-cell office:value-type="float" office:value="795.42054" calcext:value-type="float">
            <text:p>795.42054</text:p>
          </table:table-cell>
          <table:table-cell office:value-type="float" office:value="467.45662" calcext:value-type="float">
            <text:p>467.45662</text:p>
          </table:table-cell>
          <table:table-cell table:formula="of:=SUM([.B129:.B138])/10" office:value-type="float" office:value="738.917852" calcext:value-type="float">
            <text:p>738.917852</text:p>
          </table:table-cell>
        </table:table-row>
        <table:table-row table:style-name="ro1">
          <table:table-cell office:value-type="string" calcext:value-type="string">
            <text:p>2012/12/20</text:p>
          </table:table-cell>
          <table:table-cell office:value-type="float" office:value="866.4191" calcext:value-type="float">
            <text:p>866.4191</text:p>
          </table:table-cell>
          <table:table-cell office:value-type="float" office:value="538.45518" calcext:value-type="float">
            <text:p>538.45518</text:p>
          </table:table-cell>
          <table:table-cell table:formula="of:=SUM([.B130:.B139])/10" office:value-type="float" office:value="743.973846" calcext:value-type="float">
            <text:p>743.973846</text:p>
          </table:table-cell>
        </table:table-row>
        <table:table-row table:style-name="ro1">
          <table:table-cell office:value-type="string" calcext:value-type="string">
            <text:p>2012/12/24</text:p>
          </table:table-cell>
          <table:table-cell office:value-type="float" office:value="863.26914" calcext:value-type="float">
            <text:p>863.26914</text:p>
          </table:table-cell>
          <table:table-cell office:value-type="float" office:value="535.30522" calcext:value-type="float">
            <text:p>535.30522</text:p>
          </table:table-cell>
          <table:table-cell table:formula="of:=SUM([.B131:.B140])/10" office:value-type="float" office:value="756.444146" calcext:value-type="float">
            <text:p>756.444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06:17:33.247120623</dc:date>
    <meta:editing-duration>PT4M22S</meta:editing-duration>
    <meta:editing-cycles>1</meta:editing-cycles>
    <meta:document-statistic meta:table-count="1" meta:cell-count="553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201cm" style:legend-expansion="high" chart:style-name="ch2"/>
        <chart:plot-area chart:style-name="ch3" table:cell-range-address="option_roi_result.B1:option_roi_result.B141" chart:data-source-has-labels="row" svg:x="0.32cm" svg:y="0.18cm" svg:width="13.361cm" svg:height="8.64cm">
          <chartooo:coordinate-region svg:x="1.312cm" svg:y="0.38cm" svg:width="12.369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141" chart:label-cell-address="option_roi_result.B1:option_roi_result.B1" chart:class="chart:bar">
            <chart:data-point chart:repeated="1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HF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036">
                <text:p>-3.14036</text:p>
                <draw:g>
                  <svg:desc>option_roi_result.B2:option_roi_result.B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8208">
                <text:p>-6.28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42508">
                <text:p>-9.42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5696">
                <text:p>-12.5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71668">
                <text:p>-15.71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.86904">
                <text:p>-18.86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0234">
                <text:p>-22.0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17748">
                <text:p>-25.17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33464">
                <text:p>-28.33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49212">
                <text:p>-31.49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4.64966">
                <text:p>-34.64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7.80772">
                <text:p>-37.80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0322">
                <text:p>41.0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87252">
                <text:p>37.87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7134">
                <text:p>34.7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555">
                <text:p>31.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39606">
                <text:p>28.39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2359">
                <text:p>25.23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07226">
                <text:p>22.07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102">
                <text:p>18.91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74976">
                <text:p>15.74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9272">
                <text:p>12.59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43392">
                <text:p>9.43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7408">
                <text:p>6.27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1416">
                <text:p>3.11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522">
                <text:p>-0.045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20826">
                <text:p>-3.208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3709">
                <text:p>-6.37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.5332">
                <text:p>-9.5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.69248">
                <text:p>-12.692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.8527">
                <text:p>-15.8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9.01468">
                <text:p>-19.014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.17626">
                <text:p>-22.17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5.3363">
                <text:p>-25.3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8.49656">
                <text:p>-28.496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34564">
                <text:p>50.34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18792">
                <text:p>47.187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.0301">
                <text:p>44.03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.87712">
                <text:p>40.87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.72436">
                <text:p>37.724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57296">
                <text:p>34.572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42034">
                <text:p>31.420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0.26852">
                <text:p>110.268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7.11636">
                <text:p>107.11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96238">
                <text:p>103.962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.80826">
                <text:p>100.808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7.6545">
                <text:p>97.6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.50272">
                <text:p>94.502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.35114">
                <text:p>91.35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.2012">
                <text:p>88.2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7.05058">
                <text:p>167.050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3.89974">
                <text:p>163.89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0.74824">
                <text:p>160.748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7.59736">
                <text:p>157.597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.44852">
                <text:p>154.44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3.297">
                <text:p>233.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0.14664">
                <text:p>230.146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6.99732">
                <text:p>226.997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5.84722">
                <text:p>305.847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2.6981">
                <text:p>302.69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.55054">
                <text:p>299.550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8.40284">
                <text:p>378.402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5.25568">
                <text:p>375.255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2.1104">
                <text:p>372.1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8.96716">
                <text:p>368.967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5.8222">
                <text:p>365.82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2.67912">
                <text:p>362.679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9.53606">
                <text:p>359.536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6.39466">
                <text:p>356.394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5.25058">
                <text:p>435.25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4.10614">
                <text:p>514.106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0.9621">
                <text:p>510.96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7.8236">
                <text:p>507.82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4.68458">
                <text:p>504.684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1.54484">
                <text:p>501.544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8.4021">
                <text:p>498.40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5.262">
                <text:p>495.2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2.12024">
                <text:p>492.120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8.97922">
                <text:p>488.979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5.83326">
                <text:p>485.833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2.68736">
                <text:p>482.687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9.5442">
                <text:p>479.54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6.4042">
                <text:p>476.40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3.2652">
                <text:p>473.26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0.12628">
                <text:p>470.126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6.98788">
                <text:p>466.987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5.84664">
                <text:p>545.846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2.70296">
                <text:p>542.702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9.56152">
                <text:p>539.561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6.4197">
                <text:p>536.41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3.2787">
                <text:p>533.27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0.13926">
                <text:p>530.139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7.001">
                <text:p>527.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3.86372">
                <text:p>523.863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2.72648">
                <text:p>602.726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9.5894">
                <text:p>599.58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6.45006">
                <text:p>596.450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3.30398">
                <text:p>593.30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0.15496">
                <text:p>590.15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7.00572">
                <text:p>587.005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3.85616">
                <text:p>583.856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0.7055">
                <text:p>580.70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7.55834">
                <text:p>577.558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6.40934">
                <text:p>656.409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3.26266">
                <text:p>653.262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0.11328">
                <text:p>650.113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46.95848">
                <text:p>646.958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3.80478">
                <text:p>643.804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0.6505">
                <text:p>640.65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37.4964">
                <text:p>637.49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34.34378">
                <text:p>634.343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1.19408">
                <text:p>631.194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8.04536">
                <text:p>628.045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4.8962">
                <text:p>624.89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1.74604">
                <text:p>621.746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8.59674">
                <text:p>618.596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5.44742">
                <text:p>615.44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2.30062">
                <text:p>612.300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9.15598">
                <text:p>609.155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6.0115">
                <text:p>606.01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2.86814">
                <text:p>602.868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9.72426">
                <text:p>599.724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78.5807">
                <text:p>678.58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75.43646">
                <text:p>675.436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72.2927">
                <text:p>672.29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69.14906">
                <text:p>669.149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48.00336">
                <text:p>748.003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4.8606">
                <text:p>744.86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41.7161">
                <text:p>741.71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38.57444">
                <text:p>738.57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35.43258">
                <text:p>735.432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32.29022">
                <text:p>732.290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9.14732">
                <text:p>729.147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26.00388">
                <text:p>726.003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2.8604">
                <text:p>722.86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19.71852">
                <text:p>719.718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98.57446">
                <text:p>798.574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5.42054">
                <text:p>795.420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6.4191">
                <text:p>866.41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3.26914">
                <text:p>863.26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5cm" svg:y="4.201cm" style:legend-expansion="high" chart:style-name="ch2"/>
        <chart:plot-area chart:style-name="ch3" table:cell-range-address="option_roi_result.D12:option_roi_result.D141" svg:x="0.32cm" svg:y="0.18cm" svg:width="13.865cm" svg:height="8.64cm">
          <chartooo:coordinate-region svg:x="1.232cm" svg:y="0.379cm" svg:width="12.95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D12:option_roi_result.D141" chart:class="chart:bar">
            <chart:data-point chart:repeated="1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7.303048">
                <text:p>-17.303048</text:p>
                <draw:g>
                  <svg:desc>option_roi_result.D12:option_roi_result.D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0.453978">
                <text:p>-20.453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3.606542">
                <text:p>-23.606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8.560814">
                <text:p>-18.560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3.516602">
                <text:p>-13.516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473594">
                <text:p>-8.4735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43119">
                <text:p>-3.43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10756">
                <text:p>1.610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652094">
                <text:p>6.652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692784">
                <text:p>11.692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733016">
                <text:p>16.733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772958">
                <text:p>21.77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813002">
                <text:p>26.813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653174">
                <text:p>23.653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49333">
                <text:p>20.49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333406">
                <text:p>17.333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173384">
                <text:p>14.173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012952">
                <text:p>11.012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852272">
                <text:p>7.852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91726">
                <text:p>4.6917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31458">
                <text:p>1.5314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628788">
                <text:p>-1.628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.789528">
                <text:p>-4.789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950546">
                <text:p>-7.9505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1.111584">
                <text:p>-11.111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4.272656">
                <text:p>-14.272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.23357">
                <text:p>-9.233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193952">
                <text:p>-4.1939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6148">
                <text:p>0.8461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8718">
                <text:p>5.887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928864">
                <text:p>10.928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97143">
                <text:p>15.97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014932">
                <text:p>21.0149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25941">
                <text:p>34.25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504676">
                <text:p>47.5046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.75057">
                <text:p>60.75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.796832">
                <text:p>65.7968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.84349">
                <text:p>70.84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.890752">
                <text:p>75.890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938154">
                <text:p>80.9381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.985838">
                <text:p>85.9858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2336">
                <text:p>99.2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.48154">
                <text:p>112.48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7.529512">
                <text:p>117.5295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2.577612">
                <text:p>122.5776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7.626226">
                <text:p>127.626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.8751">
                <text:p>140.87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.124314">
                <text:p>154.1243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7.373774">
                <text:p>167.3737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8.823382">
                <text:p>188.823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0.273072">
                <text:p>210.2730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3.523068">
                <text:p>223.5230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4.973378">
                <text:p>244.9733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6.424122">
                <text:p>266.4241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7.875426">
                <text:p>287.8754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9.32729">
                <text:p>309.327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2.57981">
                <text:p>322.579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5.833058">
                <text:p>335.8330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.086932">
                <text:p>349.0869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4.141676">
                <text:p>354.1416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7.396924">
                <text:p>367.396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8.852484">
                <text:p>388.8524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2.10841">
                <text:p>402.108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5.365202">
                <text:p>415.3652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8.62262">
                <text:p>428.622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1.880388">
                <text:p>441.8803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5.138378">
                <text:p>455.1383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8.396666">
                <text:p>468.3966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1.655084">
                <text:p>481.6550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4.91354">
                <text:p>494.913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9.971808">
                <text:p>499.971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6.82993">
                <text:p>496.829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3.68814">
                <text:p>493.688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0.5462">
                <text:p>490.54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7.404262">
                <text:p>487.4042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4.262406">
                <text:p>484.2624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1.120984">
                <text:p>481.1209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6.179448">
                <text:p>486.179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1.23772">
                <text:p>491.237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6.29595">
                <text:p>496.295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1.354594">
                <text:p>501.3545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6.413728">
                <text:p>506.4137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1.473234">
                <text:p>511.4732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6.532914">
                <text:p>516.5329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1.592766">
                <text:p>521.5927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4.852786">
                <text:p>534.8527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8.112938">
                <text:p>548.1129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3.17328">
                <text:p>553.17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8.233382">
                <text:p>558.2333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3.292726">
                <text:p>563.2927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8.351328">
                <text:p>568.3513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3.409074">
                <text:p>573.4090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8.465698">
                <text:p>578.4656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3.521432">
                <text:p>583.5214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6.775994">
                <text:p>596.7759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1.829612">
                <text:p>601.8296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6.882">
                <text:p>606.8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11.932842">
                <text:p>611.9328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16.982922">
                <text:p>616.9829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2.032476">
                <text:p>622.0324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27.081544">
                <text:p>627.0815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2.130306">
                <text:p>632.1303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7.179164">
                <text:p>637.1791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42.227866">
                <text:p>642.2278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9.076552">
                <text:p>639.0765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5.92489">
                <text:p>635.924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2.773236">
                <text:p>632.7732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9.62213">
                <text:p>629.622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6.471714">
                <text:p>626.4717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23.322262">
                <text:p>623.3222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0.173772">
                <text:p>620.1737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7.026208">
                <text:p>617.026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3.879226">
                <text:p>613.8792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8.93276">
                <text:p>618.932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3.986786">
                <text:p>623.9867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9.041452">
                <text:p>629.0414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4.096684">
                <text:p>634.0966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7.352278">
                <text:p>647.3522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0.608276">
                <text:p>660.6082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73.864288">
                <text:p>673.8642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7.120582">
                <text:p>687.1205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0.377026">
                <text:p>700.3770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3.633622">
                <text:p>713.6336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8.690284">
                <text:p>718.6902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3.747026">
                <text:p>723.7470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8.803796">
                <text:p>728.8037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33.860742">
                <text:p>733.860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38.917852">
                <text:p>738.9178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43.973846">
                <text:p>743.9738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56.444146">
                <text:p>756.4441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